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4" style:family="table">
      <style:table-properties style:width="80.01mm" table:align="margins"/>
    </style:style>
    <style:style style:name="Table34.A" style:family="table-column">
      <style:table-column-properties style:column-width="40.01mm" style:rel-column-width="32767*"/>
    </style:style>
    <style:style style:name="Table34.B" style:family="table-column">
      <style:table-column-properties style:column-width="40.01mm" style:rel-column-width="32768*"/>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style:vertical-align="middle" fo:padding="0.97mm" fo:border-left="0.05pt solid #000000" fo:border-right="0.05pt solid #000000" fo:border-top="none" fo:border-bottom="0.05pt solid #000000"/>
    </style:style>
    <style:style style:name="Table34.A3" style:family="table-cell">
      <style:table-cell-properties fo:padding="0.97mm" fo:border-left="0.05pt solid #000000" fo:border-right="none" fo:border-top="none" fo:border-bottom="0.05pt solid #000000"/>
    </style:style>
    <style:style style:name="Table34.B3" style:family="table-cell">
      <style:table-cell-properties fo:padding="0.97mm" fo:border-left="0.05pt solid #000000" fo:border-right="0.05pt solid #000000" fo:border-top="none" fo:border-bottom="0.05pt solid #000000"/>
    </style:style>
    <style:style style:name="Table34.A4" style:family="table-cell">
      <style:table-cell-properties fo:padding="0.97mm" fo:border-left="0.05pt solid #000000" fo:border-right="none" fo:border-top="none" fo:border-bottom="0.05pt solid #000000"/>
    </style:style>
    <style:style style:name="Table34.B4" style:family="table-cell">
      <style:table-cell-properties fo:padding="0.97mm" fo:border-left="0.05pt solid #000000" fo:border-right="0.05pt solid #000000" fo:border-top="none" fo:border-bottom="0.05pt solid #000000"/>
    </style:style>
    <style:style style:name="Table34.A5" style:family="table-cell">
      <style:table-cell-properties fo:padding="0.97mm" fo:border-left="0.05pt solid #000000" fo:border-right="0.05pt solid #000000" fo:border-top="none" fo:border-bottom="0.05pt solid #000000"/>
    </style:style>
    <style:style style:name="Table34.A6" style:family="table-cell">
      <style:table-cell-properties fo:padding="0.97mm" fo:border-left="0.05pt solid #000000" fo:border-right="none" fo:border-top="none" fo:border-bottom="0.05pt solid #000000"/>
    </style:style>
    <style:style style:name="Table34.B6" style:family="table-cell">
      <style:table-cell-properties fo:padding="0.97mm" fo:border-left="0.05pt solid #000000" fo:border-right="0.05pt solid #000000" fo:border-top="none" fo:border-bottom="0.05pt solid #000000"/>
    </style:style>
    <style:style style:name="Table27" style:family="table">
      <style:table-properties style:width="80.01mm" table:align="margins"/>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32" style:family="table">
      <style:table-properties style:width="80.01mm" table:align="margins"/>
    </style:style>
    <style:style style:name="Table32.A" style:family="table-column">
      <style:table-column-properties style:column-width="80.01mm" style:rel-column-width="65535*"/>
    </style:style>
    <style:style style:name="Table32.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14" style:family="table">
      <style:table-properties style:width="80.01mm" table:align="margins"/>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80.01mm" style:rel-column-width="65535*"/>
    </style:style>
    <style:style style:name="Table36.A1"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6" style:family="table">
      <style:table-properties style:width="80.01mm" table:align="margins"/>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 style:family="table">
      <style:table-properties style:width="80.01mm" table:align="margins"/>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28" style:family="table">
      <style:table-properties style:width="80.01mm" table:align="margins"/>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9" style:family="table">
      <style:table-properties style:width="80.01mm" table:align="margins"/>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1pt" officeooo:paragraph-rsid="008ce82f" style:font-size-asian="11pt" style:font-size-complex="11pt" style:text-scale="96%"/>
    </style:style>
    <style:style style:name="P4" style:family="paragraph" style:parent-style-name="Text_20_body">
      <style:text-properties officeooo:paragraph-rsid="008ce82f"/>
    </style:style>
    <style:style style:name="P5" style:family="paragraph" style:parent-style-name="Text_20_body">
      <style:text-properties officeooo:paragraph-rsid="008ed02b"/>
    </style:style>
    <style:style style:name="P6" style:family="paragraph" style:parent-style-name="Text_20_body">
      <style:text-properties officeooo:rsid="0023d9e4" officeooo:paragraph-rsid="008ed02b"/>
    </style:style>
    <style:style style:name="P7" style:family="paragraph" style:parent-style-name="Text_20_body">
      <style:text-properties officeooo:rsid="0029ac4d" officeooo:paragraph-rsid="009bdfc3"/>
    </style:style>
    <style:style style:name="P8"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9" style:family="paragraph" style:parent-style-name="Text_20_body">
      <style:text-properties officeooo:rsid="002b30c1" officeooo:paragraph-rsid="009bdfc3"/>
    </style:style>
    <style:style style:name="P10" style:family="paragraph" style:parent-style-name="Text_20_body">
      <style:text-properties officeooo:paragraph-rsid="009a4e68"/>
    </style:style>
    <style:style style:name="P11" style:family="paragraph" style:parent-style-name="Text_20_body">
      <style:text-properties officeooo:paragraph-rsid="009bdfc3"/>
    </style:style>
    <style:style style:name="P12" style:family="paragraph" style:parent-style-name="Text_20_body">
      <style:text-properties officeooo:paragraph-rsid="00a06970"/>
    </style:style>
    <style:style style:name="P13" style:family="paragraph" style:parent-style-name="Text_20_body">
      <style:paragraph-properties fo:text-align="start" style:justify-single-word="false"/>
      <style:text-properties officeooo:paragraph-rsid="00a8fa5f" style:font-size-asian="10.5pt" style:text-scale="95%"/>
    </style:style>
    <style:style style:name="P14" style:family="paragraph" style:parent-style-name="Text_20_body">
      <style:text-properties officeooo:paragraph-rsid="00a8fa5f"/>
    </style:style>
    <style:style style:name="P15" style:family="paragraph" style:parent-style-name="Text_20_body">
      <style:text-properties officeooo:paragraph-rsid="00b7aab2"/>
    </style:style>
    <style:style style:name="P16" style:family="paragraph" style:parent-style-name="Preformatted_20_Text">
      <style:text-properties officeooo:rsid="00837c10" officeooo:paragraph-rsid="00837c10"/>
    </style:style>
    <style:style style:name="P17" style:family="paragraph" style:parent-style-name="Preformatted_20_Text">
      <style:paragraph-properties fo:text-align="end" style:justify-single-word="false"/>
      <style:text-properties officeooo:rsid="00837c10" officeooo:paragraph-rsid="00837c10"/>
    </style:style>
    <style:style style:name="P18" style:family="paragraph" style:parent-style-name="Preformatted_20_Text">
      <style:text-properties officeooo:paragraph-rsid="008835ad"/>
    </style:style>
    <style:style style:name="P19" style:family="paragraph" style:parent-style-name="Preformatted_20_Text">
      <style:text-properties officeooo:paragraph-rsid="008835ad" style:font-size-asian="10.5pt"/>
    </style:style>
    <style:style style:name="P20" style:family="paragraph" style:parent-style-name="Preformatted_20_Text">
      <style:paragraph-properties fo:text-align="end" style:justify-single-word="false"/>
      <style:text-properties officeooo:paragraph-rsid="008835ad" style:font-size-asian="10.5pt"/>
    </style:style>
    <style:style style:name="P21" style:family="paragraph" style:parent-style-name="Preformatted_20_Text">
      <style:paragraph-properties fo:text-align="end" style:justify-single-word="false"/>
      <style:text-properties officeooo:paragraph-rsid="009a4e68" style:font-size-asian="10.5pt"/>
    </style:style>
    <style:style style:name="P22" style:family="paragraph" style:parent-style-name="Preformatted_20_Text">
      <style:text-properties officeooo:paragraph-rsid="008ce82f" style:font-size-asian="10.5pt"/>
    </style:style>
    <style:style style:name="P23" style:family="paragraph" style:parent-style-name="Preformatted_20_Text">
      <style:text-properties officeooo:paragraph-rsid="008ed02b" style:font-size-asian="10.5pt"/>
    </style:style>
    <style:style style:name="P24" style:family="paragraph" style:parent-style-name="Preformatted_20_Text">
      <style:text-properties officeooo:paragraph-rsid="009bdfc3" style:font-size-asian="10.5pt"/>
    </style:style>
    <style:style style:name="P25" style:family="paragraph" style:parent-style-name="Preformatted_20_Text">
      <style:text-properties officeooo:paragraph-rsid="00a06970" style:font-size-asian="10.5pt"/>
    </style:style>
    <style:style style:name="P26" style:family="paragraph" style:parent-style-name="Preformatted_20_Text">
      <style:text-properties officeooo:rsid="0051106f" officeooo:paragraph-rsid="00a8fa5f" style:font-size-asian="10.5pt"/>
    </style:style>
    <style:style style:name="P27" style:family="paragraph" style:parent-style-name="Preformatted_20_Text">
      <style:paragraph-properties fo:text-align="start" style:justify-single-word="false"/>
      <style:text-properties officeooo:paragraph-rsid="00a8fa5f" style:font-size-asian="10.5pt" style:text-scale="95%"/>
    </style:style>
    <style:style style:name="P28" style:family="paragraph" style:parent-style-name="Preformatted_20_Text">
      <style:text-properties officeooo:paragraph-rsid="00b7aab2" style:font-size-asian="10.5pt"/>
    </style:style>
    <style:style style:name="P29" style:family="paragraph" style:parent-style-name="Preformatted_20_Text">
      <style:text-properties officeooo:paragraph-rsid="009bdfc3" style:text-scale="94%"/>
    </style:style>
    <style:style style:name="P30"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31" style:family="paragraph" style:parent-style-name="Preformatted_20_Text">
      <style:text-properties officeooo:paragraph-rsid="008ce82f"/>
    </style:style>
    <style:style style:name="P32" style:family="paragraph" style:parent-style-name="Preformatted_20_Text">
      <style:text-properties officeooo:paragraph-rsid="008ed02b"/>
    </style:style>
    <style:style style:name="P33" style:family="paragraph" style:parent-style-name="Preformatted_20_Text">
      <style:paragraph-properties fo:text-align="end" style:justify-single-word="false"/>
      <style:text-properties officeooo:paragraph-rsid="008ed02b"/>
    </style:style>
    <style:style style:name="P34" style:family="paragraph" style:parent-style-name="Preformatted_20_Text">
      <style:paragraph-properties fo:text-align="end" style:justify-single-word="false"/>
      <style:text-properties officeooo:paragraph-rsid="009a4e68"/>
    </style:style>
    <style:style style:name="P35" style:family="paragraph" style:parent-style-name="Preformatted_20_Text">
      <style:paragraph-properties fo:text-align="end" style:justify-single-word="false"/>
      <style:text-properties officeooo:paragraph-rsid="00a756d9"/>
    </style:style>
    <style:style style:name="P36" style:family="paragraph" style:parent-style-name="Preformatted_20_Text">
      <style:paragraph-properties fo:text-align="end" style:justify-single-word="false"/>
      <style:text-properties officeooo:paragraph-rsid="00b9bcd9"/>
    </style:style>
    <style:style style:name="P37" style:family="paragraph" style:parent-style-name="Preformatted_20_Text">
      <style:paragraph-properties fo:text-align="end" style:justify-single-word="false"/>
      <style:text-properties officeooo:rsid="00114fc5" officeooo:paragraph-rsid="009a4e68"/>
    </style:style>
    <style:style style:name="P38" style:family="paragraph" style:parent-style-name="Preformatted_20_Text">
      <style:text-properties officeooo:paragraph-rsid="009a4e68"/>
    </style:style>
    <style:style style:name="P39" style:family="paragraph" style:parent-style-name="Preformatted_20_Text">
      <style:paragraph-properties fo:text-align="end" style:justify-single-word="false"/>
      <style:text-properties fo:font-size="9pt" officeooo:paragraph-rsid="009bdfc3" style:font-size-asian="9pt" style:font-size-complex="9pt"/>
    </style:style>
    <style:style style:name="P40" style:family="paragraph" style:parent-style-name="Preformatted_20_Text">
      <style:text-properties officeooo:paragraph-rsid="009bdfc3"/>
    </style:style>
    <style:style style:name="P41" style:family="paragraph" style:parent-style-name="Preformatted_20_Text">
      <style:text-properties officeooo:paragraph-rsid="009d04df"/>
    </style:style>
    <style:style style:name="P42" style:family="paragraph" style:parent-style-name="Preformatted_20_Text">
      <style:text-properties officeooo:paragraph-rsid="00a06970"/>
    </style:style>
    <style:style style:name="P43" style:family="paragraph" style:parent-style-name="Preformatted_20_Text">
      <style:text-properties officeooo:paragraph-rsid="00a1a162"/>
    </style:style>
    <style:style style:name="P44" style:family="paragraph" style:parent-style-name="Preformatted_20_Text">
      <style:paragraph-properties fo:text-align="start" style:justify-single-word="false"/>
      <style:text-properties officeooo:paragraph-rsid="00a756d9"/>
    </style:style>
    <style:style style:name="P45" style:family="paragraph" style:parent-style-name="Preformatted_20_Text">
      <style:text-properties officeooo:paragraph-rsid="00a8fa5f"/>
    </style:style>
    <style:style style:name="P46" style:family="paragraph" style:parent-style-name="Preformatted_20_Text">
      <style:text-properties officeooo:rsid="0051106f" officeooo:paragraph-rsid="00a8fa5f"/>
    </style:style>
    <style:style style:name="P47" style:family="paragraph" style:parent-style-name="Preformatted_20_Text">
      <style:paragraph-properties fo:text-align="center" style:justify-single-word="false"/>
      <style:text-properties fo:font-weight="bold" style:font-weight-asian="bold" style:font-weight-complex="bold"/>
    </style:style>
    <style:style style:name="P48" style:family="paragraph" style:parent-style-name="Preformatted_20_Text">
      <style:paragraph-properties fo:text-align="center" style:justify-single-word="false"/>
      <style:text-properties fo:font-weight="bold" officeooo:rsid="00b9bcd9" officeooo:paragraph-rsid="00b9bcd9" style:font-weight-asian="bold" style:font-weight-complex="bold"/>
    </style:style>
    <style:style style:name="P49" style:family="paragraph" style:parent-style-name="Preformatted_20_Text">
      <style:text-properties officeooo:paragraph-rsid="00b3715e"/>
    </style:style>
    <style:style style:name="P50" style:family="paragraph" style:parent-style-name="Preformatted_20_Text">
      <style:text-properties officeooo:rsid="00b70be4" officeooo:paragraph-rsid="00b70be4"/>
    </style:style>
    <style:style style:name="P51" style:family="paragraph" style:parent-style-name="Preformatted_20_Text">
      <style:text-properties officeooo:paragraph-rsid="00b7aab2"/>
    </style:style>
    <style:style style:name="P52" style:family="paragraph" style:parent-style-name="Preformatted_20_Text">
      <style:text-properties officeooo:paragraph-rsid="00b9bcd9"/>
    </style:style>
    <style:style style:name="P53" style:family="paragraph" style:parent-style-name="Text_20_body">
      <style:paragraph-properties fo:margin-top="0mm" fo:margin-bottom="4.99mm" loext:contextual-spacing="false"/>
      <style:text-properties officeooo:paragraph-rsid="00837c10"/>
    </style:style>
    <style:style style:name="P54"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55"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56"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57"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58"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59"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60"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61" style:family="paragraph" style:parent-style-name="Table_20_Contents">
      <style:paragraph-properties fo:text-align="start" style:justify-single-word="false"/>
      <style:text-properties officeooo:paragraph-rsid="008ed02b"/>
    </style:style>
    <style:style style:name="P62" style:family="paragraph" style:parent-style-name="Table_20_Contents">
      <style:paragraph-properties fo:text-align="start" style:justify-single-word="false"/>
      <style:text-properties officeooo:rsid="001d73a3" officeooo:paragraph-rsid="008ed02b"/>
    </style:style>
    <style:style style:name="P63" style:family="paragraph" style:parent-style-name="Table_20_Contents">
      <style:text-properties officeooo:paragraph-rsid="009a4e68" style:font-size-asian="10.5pt"/>
    </style:style>
    <style:style style:name="P64" style:family="paragraph" style:parent-style-name="Table_20_Contents">
      <style:paragraph-properties fo:text-align="center" style:justify-single-word="false"/>
      <style:text-properties officeooo:rsid="00ae58d2" officeooo:paragraph-rsid="00ae58d2" style:font-size-asian="10.5pt"/>
    </style:style>
    <style:style style:name="P65" style:family="paragraph" style:parent-style-name="Standard">
      <style:text-properties officeooo:paragraph-rsid="008ed02b"/>
    </style:style>
    <style:style style:name="P66" style:family="paragraph" style:parent-style-name="Standard">
      <style:paragraph-properties fo:text-align="start" style:justify-single-word="false"/>
      <style:text-properties officeooo:paragraph-rsid="008ed02b"/>
    </style:style>
    <style:style style:name="P67" style:family="paragraph" style:parent-style-name="Standard">
      <style:text-properties fo:font-weight="bold" officeooo:rsid="001776ee" officeooo:paragraph-rsid="009a9df5" style:font-weight-asian="bold" style:font-weight-complex="bold"/>
    </style:style>
    <style:style style:name="P68" style:family="paragraph" style:parent-style-name="Standard">
      <style:text-properties fo:font-weight="bold" officeooo:paragraph-rsid="009a9df5" style:font-weight-asian="bold" style:font-weight-complex="bold"/>
    </style:style>
    <style:style style:name="P69" style:family="paragraph" style:parent-style-name="Standard">
      <style:text-properties fo:font-weight="bold" officeooo:paragraph-rsid="009a4e68" style:font-weight-asian="bold" style:font-weight-complex="bold"/>
    </style:style>
    <style:style style:name="P70" style:family="paragraph" style:parent-style-name="Standard">
      <style:text-properties officeooo:paragraph-rsid="009a4e68" style:font-size-asian="10.5pt"/>
    </style:style>
    <style:style style:name="P71" style:family="paragraph" style:parent-style-name="Standard">
      <style:text-properties officeooo:rsid="00964599" officeooo:paragraph-rsid="009a4e68"/>
    </style:style>
    <style:style style:name="P72" style:family="paragraph" style:parent-style-name="Standard">
      <style:text-properties officeooo:paragraph-rsid="009a4e68"/>
    </style:style>
    <style:style style:name="P73" style:family="paragraph" style:parent-style-name="Standard">
      <style:text-properties officeooo:paragraph-rsid="009bdfc3"/>
    </style:style>
    <style:style style:name="P74" style:family="paragraph" style:parent-style-name="Standard">
      <style:text-properties style:font-name="Liberation Serif" fo:font-size="12pt" style:font-size-asian="12pt" style:font-size-complex="12pt"/>
    </style:style>
    <style:style style:name="P75" style:family="paragraph" style:parent-style-name="Standard">
      <style:text-properties style:font-name="Liberation Serif" fo:font-weight="bold" officeooo:rsid="00114fc5" officeooo:paragraph-rsid="009a4e68" style:font-weight-asian="bold" style:font-weight-complex="bold"/>
    </style:style>
    <style:style style:name="P76" style:family="paragraph" style:parent-style-name="Standard">
      <style:text-properties officeooo:paragraph-rsid="009d04df"/>
    </style:style>
    <style:style style:name="P77" style:family="paragraph" style:parent-style-name="Standard">
      <style:text-properties officeooo:paragraph-rsid="00b10b90"/>
    </style:style>
    <style:style style:name="P78" style:family="paragraph" style:parent-style-name="Standard">
      <style:text-properties officeooo:paragraph-rsid="00b9bcd9"/>
    </style:style>
    <style:style style:name="P79" style:family="paragraph" style:parent-style-name="Standard">
      <style:text-properties officeooo:paragraph-rsid="00bc79e7"/>
    </style:style>
    <style:style style:name="P80" style:family="paragraph" style:parent-style-name="Standard">
      <style:text-properties officeooo:paragraph-rsid="00bdf763"/>
    </style:style>
    <style:style style:name="P81"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82"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fo:keep-with-next="always" style:writing-mode="page">
        <style:tab-stops/>
      </style:paragraph-properties>
      <style:text-properties officeooo:paragraph-rsid="00a06970"/>
    </style:style>
    <style:style style:name="P83" style:family="paragraph" style:parent-style-name="Text_20_body">
      <style:text-properties officeooo:paragraph-rsid="008ed02b"/>
    </style:style>
    <style:style style:name="P84" style:family="paragraph" style:parent-style-name="Text_20_body" style:list-style-name="">
      <style:paragraph-properties>
        <style:tab-stops/>
      </style:paragraph-properties>
      <style:text-properties officeooo:paragraph-rsid="00ae58d2"/>
    </style:style>
    <style:style style:name="P85" style:family="paragraph" style:parent-style-name="Text_20_body">
      <style:text-properties officeooo:rsid="00b10b90" officeooo:paragraph-rsid="00b10b90"/>
    </style:style>
    <style:style style:name="P86" style:family="paragraph" style:parent-style-name="Text_20_body">
      <style:text-properties fo:font-weight="bold" officeooo:rsid="00c0fa65" officeooo:paragraph-rsid="00c0fa65" style:font-weight-asian="bold" style:font-weight-complex="bold"/>
    </style:style>
    <style:style style:name="P87" style:family="paragraph" style:parent-style-name="Text_20_body">
      <style:text-properties officeooo:rsid="00c198cc" officeooo:paragraph-rsid="00c198cc"/>
    </style:style>
    <style:style style:name="P88" style:family="paragraph" style:parent-style-name="Text_20_body">
      <style:paragraph-properties fo:margin-top="0.49mm" fo:margin-bottom="1.01mm" loext:contextual-spacing="false"/>
      <style:text-properties officeooo:paragraph-rsid="00a8fa5f"/>
    </style:style>
    <style:style style:name="P89" style:family="paragraph" style:parent-style-name="Text_20_body">
      <style:paragraph-properties fo:margin-top="0.49mm" fo:margin-bottom="1.01mm" loext:contextual-spacing="false" fo:break-before="column"/>
      <style:text-properties officeooo:paragraph-rsid="00a8fa5f"/>
    </style:style>
    <style:style style:name="P90" style:family="paragraph" style:parent-style-name="Heading_20_1">
      <style:text-properties officeooo:paragraph-rsid="00a06970"/>
    </style:style>
    <style:style style:name="P91" style:family="paragraph" style:parent-style-name="Heading_20_1">
      <style:text-properties officeooo:paragraph-rsid="00aa367a"/>
    </style:style>
    <style:style style:name="P92" style:family="paragraph" style:parent-style-name="Heading_20_1">
      <style:text-properties officeooo:paragraph-rsid="008ce82f"/>
    </style:style>
    <style:style style:name="P93" style:family="paragraph" style:parent-style-name="Heading_20_1">
      <style:text-properties officeooo:paragraph-rsid="00b7aab2"/>
    </style:style>
    <style:style style:name="P94" style:family="paragraph" style:parent-style-name="Heading_20_1" style:list-style-name="">
      <style:paragraph-properties>
        <style:tab-stops/>
      </style:paragraph-properties>
      <style:text-properties officeooo:paragraph-rsid="008ed02b"/>
    </style:style>
    <style:style style:name="P95" style:family="paragraph" style:parent-style-name="Heading_20_1">
      <style:text-properties officeooo:paragraph-rsid="009a4e68"/>
    </style:style>
    <style:style style:name="P96"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97" style:family="paragraph" style:parent-style-name="Heading_20_1">
      <loext:graphic-properties draw:fill="none"/>
      <style:paragraph-properties fo:margin-left="0mm" fo:margin-right="0mm" fo:margin-top="1.99mm" fo:margin-bottom="1.5mm" loext:contextual-spacing="false" fo:text-indent="0mm" style:auto-text-indent="false" fo:break-before="column" fo:background-color="transparent" style:writing-mode="page">
        <style:tab-stops/>
      </style:paragraph-properties>
    </style:style>
    <style:style style:name="P98" style:family="paragraph" style:parent-style-name="Heading_20_1">
      <style:paragraph-properties fo:break-before="column"/>
    </style:style>
    <style:style style:name="P99" style:family="paragraph" style:parent-style-name="Heading_20_1" style:list-style-name="">
      <style:paragraph-properties fo:break-before="column">
        <style:tab-stops/>
      </style:paragraph-properties>
      <style:text-properties officeooo:paragraph-rsid="00ae58d2"/>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rsid="009ea226" officeooo:paragraph-rsid="00a1a162"/>
    </style:style>
    <style:style style:name="P102" style:family="paragraph" style:parent-style-name="Heading_20_1">
      <style:paragraph-properties fo:break-before="page"/>
      <style:text-properties officeooo:paragraph-rsid="008ed02b"/>
    </style:style>
    <style:style style:name="P103" style:family="paragraph" style:parent-style-name="Heading_20_1">
      <style:paragraph-properties fo:break-before="page"/>
      <style:text-properties officeooo:paragraph-rsid="00a8fa5f"/>
    </style:style>
    <style:style style:name="P104" style:family="paragraph" style:parent-style-name="Heading_20_1">
      <style:paragraph-properties fo:margin-top="0mm" fo:margin-bottom="0mm" loext:contextual-spacing="false"/>
      <style:text-properties officeooo:paragraph-rsid="008ce82f"/>
    </style:style>
    <style:style style:name="P105" style:family="paragraph" style:parent-style-name="Heading_20_1">
      <style:paragraph-properties fo:margin-top="0.49mm" fo:margin-bottom="1.01mm" loext:contextual-spacing="false" fo:break-before="column"/>
      <style:text-properties officeooo:paragraph-rsid="00a8fa5f"/>
    </style:style>
    <style:style style:name="P106" style:family="paragraph" style:parent-style-name="Heading_20_2">
      <style:text-properties officeooo:paragraph-rsid="00a1a162"/>
    </style:style>
    <style:style style:name="P107" style:family="paragraph" style:parent-style-name="Heading_20_2">
      <style:text-properties officeooo:rsid="009ea226" officeooo:paragraph-rsid="00a1a162"/>
    </style:style>
    <style:style style:name="P108" style:family="paragraph" style:parent-style-name="Heading_20_2">
      <style:text-properties officeooo:rsid="0073f36c" officeooo:paragraph-rsid="00a8fa5f"/>
    </style:style>
    <style:style style:name="P109" style:family="paragraph" style:parent-style-name="Heading_20_2">
      <style:text-properties officeooo:paragraph-rsid="00837c10"/>
    </style:style>
    <style:style style:name="P110" style:family="paragraph" style:parent-style-name="Heading_20_2">
      <style:text-properties officeooo:paragraph-rsid="009a4e68"/>
    </style:style>
    <style:style style:name="P111" style:family="paragraph" style:parent-style-name="Heading_20_2">
      <style:text-properties officeooo:paragraph-rsid="008ed02b"/>
    </style:style>
    <style:style style:name="P112" style:family="paragraph" style:parent-style-name="Heading_20_2" style:master-page-name="">
      <style:paragraph-properties style:page-number="auto"/>
      <style:text-properties officeooo:rsid="00a06970" officeooo:paragraph-rsid="00a06970"/>
    </style:style>
    <style:style style:name="P113" style:family="paragraph" style:parent-style-name="Heading_20_2">
      <style:paragraph-properties fo:break-before="column"/>
    </style:style>
    <style:style style:name="P114" style:family="paragraph" style:parent-style-name="Heading_20_2">
      <style:paragraph-properties fo:break-before="column"/>
      <style:text-properties officeooo:paragraph-rsid="009d04df"/>
    </style:style>
    <style:style style:name="P115" style:family="paragraph" style:parent-style-name="Heading_20_2">
      <style:paragraph-properties fo:margin-top="0.49mm" fo:margin-bottom="1.01mm" loext:contextual-spacing="false"/>
      <style:text-properties officeooo:paragraph-rsid="008ce82f"/>
    </style:style>
    <style:style style:name="P116" style:family="paragraph" style:parent-style-name="Heading_20_2">
      <style:paragraph-properties fo:margin-top="0.49mm" fo:margin-bottom="1.01mm" loext:contextual-spacing="false"/>
      <style:text-properties officeooo:paragraph-rsid="00a8fa5f"/>
    </style:style>
    <style:style style:name="P117" style:family="paragraph" style:parent-style-name="Heading_20_3">
      <style:text-properties officeooo:rsid="00b70be4" officeooo:paragraph-rsid="00b70be4"/>
    </style:style>
    <style:style style:name="P118" style:family="paragraph" style:parent-style-name="Heading_20_3">
      <style:text-properties officeooo:paragraph-rsid="009bdfc3"/>
    </style:style>
    <style:style style:name="P119" style:family="paragraph" style:parent-style-name="Heading_20_3">
      <style:text-properties officeooo:paragraph-rsid="008ed02b"/>
    </style:style>
    <style:style style:name="P120" style:family="paragraph" style:parent-style-name="Preformatted_20_Text">
      <style:text-properties officeooo:paragraph-rsid="00837c10"/>
    </style:style>
    <style:style style:name="P121" style:family="paragraph" style:parent-style-name="Heading_20_4">
      <style:text-properties officeooo:paragraph-rsid="009a4e68"/>
    </style:style>
    <style:style style:name="P122" style:family="paragraph" style:parent-style-name="Heading_20_4">
      <style:text-properties officeooo:paragraph-rsid="009bdfc3"/>
    </style:style>
    <style:style style:name="P123" style:family="paragraph" style:parent-style-name="Contents_20_2">
      <style:paragraph-properties>
        <style:tab-stops>
          <style:tab-stop style:position="168.01mm" style:type="right" style:leader-style="dotted" style:leader-text="."/>
        </style:tab-stops>
      </style:paragraph-properties>
    </style:style>
    <style:style style:name="P124" style:family="paragraph" style:parent-style-name="Contents_20_1">
      <style:paragraph-properties>
        <style:tab-stops>
          <style:tab-stop style:position="170mm" style:type="right" style:leader-style="dotted" style:leader-text="."/>
        </style:tab-stops>
      </style:paragraph-properties>
    </style:style>
    <style:style style:name="P125" style:family="paragraph" style:parent-style-name="Contents_20_3">
      <style:paragraph-properties>
        <style:tab-stops>
          <style:tab-stop style:position="166mm" style:type="right" style:leader-style="dotted" style:leader-text="."/>
        </style:tab-stops>
      </style:paragraph-properties>
    </style:style>
    <style:style style:name="P126" style:family="paragraph" style:parent-style-name="Contents_20_4">
      <style:paragraph-properties>
        <style:tab-stops>
          <style:tab-stop style:position="155.03mm" style:type="right" style:leader-style="dotted" style:leader-text="."/>
        </style:tab-stops>
      </style:paragraph-properties>
    </style:style>
    <style:style style:name="T1" style:family="text">
      <style:text-properties officeooo:rsid="00ac801a"/>
    </style:style>
    <style:style style:name="T2" style:family="text">
      <style:text-properties officeooo:rsid="008f76ce"/>
    </style:style>
    <style:style style:name="T3" style:family="text">
      <style:text-properties officeooo:rsid="00027591"/>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size="10pt" officeooo:rsid="000c47de" style:font-size-asian="10pt" style:font-size-complex="10pt"/>
    </style:style>
    <style:style style:name="T7" style:family="text">
      <style:text-properties fo:font-size="10pt" style:font-size-asian="10pt" style:font-size-complex="10pt" style:text-scale="94%"/>
    </style:style>
    <style:style style:name="T8" style:family="text">
      <style:text-properties style:text-scale="94%"/>
    </style:style>
    <style:style style:name="T9" style:family="text">
      <style:text-properties officeooo:rsid="003c50aa"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94655e" style:font-weight-asian="bold" style:font-weight-complex="bold"/>
    </style:style>
    <style:style style:name="T15" style:family="text">
      <style:text-properties style:font-name="Liberation Serif" fo:font-weight="bold" officeooo:rsid="00956725" style:font-weight-asian="bold" style:font-weight-complex="bold"/>
    </style:style>
    <style:style style:name="T16" style:family="text">
      <style:text-properties style:font-name="Liberation Serif" fo:font-weight="bold" officeooo:rsid="00b10b90" style:font-weight-asian="bold" style:font-weight-complex="bold"/>
    </style:style>
    <style:style style:name="T17" style:family="text">
      <style:text-properties style:font-name="Liberation Serif" fo:font-weight="bold" officeooo:rsid="00bc79e7" style:font-weight-asian="bold" style:font-weight-complex="bold"/>
    </style:style>
    <style:style style:name="T18" style:family="text">
      <style:text-properties style:font-name="Liberation Serif" fo:font-style="italic" fo:font-weight="normal" officeooo:rsid="00956725" style:font-style-asian="italic" style:font-weight-asian="normal" style:font-style-complex="italic" style:font-weight-complex="normal"/>
    </style:style>
    <style:style style:name="T19" style:family="text">
      <style:text-properties style:font-name="Liberation Serif" fo:font-size="10pt" fo:font-weight="normal" style:font-size-asian="10pt" style:font-weight-asian="normal" style:font-size-complex="10pt" style:font-weight-complex="normal"/>
    </style:style>
    <style:style style:name="T20" style:family="text">
      <style:text-properties style:font-name="Liberation Serif" officeooo:rsid="00b10b90"/>
    </style:style>
    <style:style style:name="T21" style:family="text">
      <style:text-properties style:font-name="Liberation Serif" fo:font-weight="normal" officeooo:rsid="00b10b90" style:font-weight-asian="normal" style:font-weight-complex="normal"/>
    </style:style>
    <style:style style:name="T22" style:family="text">
      <style:text-properties style:font-name="Liberation Serif" fo:font-weight="normal" officeooo:rsid="00bc79e7"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3c50aa" style:font-weight-asian="bold" style:font-weight-complex="bold" style:text-scale="94%"/>
    </style:style>
    <style:style style:name="T25" style:family="text">
      <style:text-properties fo:font-weight="bold" style:font-weight-asian="bold" style:font-weight-complex="bold" style:text-scale="92%"/>
    </style:style>
    <style:style style:name="T26" style:family="text">
      <style:text-properties fo:font-weight="bold" officeooo:rsid="009d04df" style:font-weight-asian="bold" style:font-weight-complex="bold" style:text-scale="92%"/>
    </style:style>
    <style:style style:name="T27" style:family="text">
      <style:text-properties fo:font-weight="bold" officeooo:rsid="006f1e4f" style:font-weight-asian="bold" style:font-weight-complex="bold"/>
    </style:style>
    <style:style style:name="T28" style:family="text">
      <style:text-properties fo:font-weight="bold" officeooo:rsid="006fd1f2" style:font-weight-asian="bold" style:font-weight-complex="bold"/>
    </style:style>
    <style:style style:name="T29" style:family="text">
      <style:text-properties fo:font-weight="bold" style:font-weight-asian="bold" style:font-weight-complex="bold" style:text-scale="98%"/>
    </style:style>
    <style:style style:name="T30" style:family="text">
      <style:text-properties fo:font-weight="bold" officeooo:rsid="009ea226" style:font-weight-asian="bold" style:font-weight-complex="bold"/>
    </style:style>
    <style:style style:name="T31" style:family="text">
      <style:text-properties officeooo:rsid="000c47de"/>
    </style:style>
    <style:style style:name="T32" style:family="text">
      <style:text-properties fo:font-style="italic" style:font-style-asian="italic" style:font-style-complex="italic"/>
    </style:style>
    <style:style style:name="T33" style:family="text">
      <style:text-properties style:text-underline-style="solid" style:text-underline-width="auto" style:text-underline-color="font-color"/>
    </style:style>
    <style:style style:name="T34" style:family="text">
      <style:text-properties style:font-name="Liberation Mono" fo:font-size="10pt" style:font-name-asian="NSimSun" style:font-size-asian="10pt" style:font-name-complex="Liberation Mono" style:font-size-complex="10pt"/>
    </style:style>
    <style:style style:name="T35" style:family="text">
      <style:text-properties style:font-name="Liberation Mono" fo:font-size="10pt" officeooo:rsid="002a129d" style:font-name-asian="NSimSun" style:font-size-asian="10pt" style:font-name-complex="Liberation Mono" style:font-size-complex="10pt"/>
    </style:style>
    <style:style style:name="T36" style:family="text">
      <style:text-properties style:font-name="Liberation Mono" fo:font-size="10pt" officeooo:rsid="00682759" style:font-name-asian="NSimSun" style:font-size-asian="10pt" style:font-name-complex="Liberation Mono" style:font-size-complex="10pt"/>
    </style:style>
    <style:style style:name="T37" style:family="text">
      <style:text-properties style:font-name="Liberation Mono" fo:font-size="10pt" officeooo:rsid="0009ff83" style:font-name-asian="NSimSun" style:font-size-asian="10pt" style:font-name-complex="Liberation Mono" style:font-size-complex="10pt"/>
    </style:style>
    <style:style style:name="T38" style:family="text">
      <style:text-properties style:font-name="Liberation Mono" fo:font-size="10pt" officeooo:rsid="009a4e68" style:font-name-asian="NSimSun" style:font-size-asian="10pt" style:font-name-complex="Liberation Mono" style:font-size-complex="10pt"/>
    </style:style>
    <style:style style:name="T39" style:family="text">
      <style:text-properties style:font-name="Liberation Mono" fo:font-size="10pt" officeooo:rsid="0039b0fe" style:font-name-asian="NSimSun" style:font-size-asian="10pt" style:font-name-complex="Liberation Mono" style:font-size-complex="10pt"/>
    </style:style>
    <style:style style:name="T4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41"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42"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43"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44"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45" style:family="text">
      <style:text-properties officeooo:rsid="0018130b"/>
    </style:style>
    <style:style style:name="T46" style:family="text">
      <style:text-properties officeooo:rsid="002625ff"/>
    </style:style>
    <style:style style:name="T47" style:family="text">
      <style:text-properties officeooo:rsid="002a129d"/>
    </style:style>
    <style:style style:name="T48" style:family="text">
      <style:text-properties officeooo:rsid="002f7c23"/>
    </style:style>
    <style:style style:name="T49" style:family="text">
      <style:text-properties officeooo:rsid="0037c668"/>
    </style:style>
    <style:style style:name="T50" style:family="text">
      <style:text-properties officeooo:rsid="001d73a3"/>
    </style:style>
    <style:style style:name="T51" style:family="text">
      <style:text-properties officeooo:rsid="00454b51"/>
    </style:style>
    <style:style style:name="T52" style:family="text">
      <style:text-properties officeooo:rsid="0051106f"/>
    </style:style>
    <style:style style:name="T53" style:family="text">
      <style:text-properties officeooo:rsid="0054cc1d"/>
    </style:style>
    <style:style style:name="T54" style:family="text">
      <style:text-properties style:text-scale="92%"/>
    </style:style>
    <style:style style:name="T55" style:family="text">
      <style:text-properties officeooo:rsid="0023a92d" style:text-scale="92%"/>
    </style:style>
    <style:style style:name="T56" style:family="text">
      <style:text-properties officeooo:rsid="003c50aa" style:text-scale="92%"/>
    </style:style>
    <style:style style:name="T57" style:family="text">
      <style:text-properties officeooo:rsid="00642ef4"/>
    </style:style>
    <style:style style:name="T58" style:family="text">
      <style:text-properties officeooo:rsid="0065ac1e"/>
    </style:style>
    <style:style style:name="T59" style:family="text">
      <style:text-properties style:text-scale="98%"/>
    </style:style>
    <style:style style:name="T60" style:family="text">
      <style:text-properties officeooo:rsid="008356fd" style:text-scale="98%"/>
    </style:style>
    <style:style style:name="T61" style:family="text">
      <style:text-properties officeooo:rsid="006a79d4"/>
    </style:style>
    <style:style style:name="T62" style:family="text">
      <style:text-properties officeooo:rsid="0073f36c"/>
    </style:style>
    <style:style style:name="T63" style:family="text">
      <style:text-properties officeooo:rsid="0076f9a8"/>
    </style:style>
    <style:style style:name="T64" style:family="text">
      <style:text-properties fo:font-weight="normal" style:font-weight-asian="normal" style:font-weight-complex="normal" style:text-scale="92%"/>
    </style:style>
    <style:style style:name="T65" style:family="text">
      <style:text-properties fo:font-weight="normal" officeooo:rsid="003c50aa" style:font-weight-asian="normal" style:font-weight-complex="normal" style:text-scale="92%"/>
    </style:style>
    <style:style style:name="T66" style:family="text">
      <style:text-properties fo:font-weight="normal" officeooo:rsid="009d04df" style:font-weight-asian="normal" style:font-weight-complex="normal" style:text-scale="92%"/>
    </style:style>
    <style:style style:name="T67" style:family="text">
      <style:text-properties fo:font-weight="normal" style:font-name-asian="NSimSun" style:font-weight-asian="normal" style:font-name-complex="Liberation Mono" style:font-weight-complex="normal"/>
    </style:style>
    <style:style style:name="T68" style:family="text">
      <style:text-properties fo:font-size="20pt" officeooo:rsid="004c9948" style:font-size-asian="16pt" style:font-size-complex="16pt"/>
    </style:style>
    <style:style style:name="T69" style:family="text">
      <style:text-properties officeooo:rsid="007e5908"/>
    </style:style>
    <style:style style:name="T70" style:family="text">
      <style:text-properties fo:font-size="24pt" fo:font-weight="bold" style:font-weight-asian="bold" style:font-weight-complex="bold"/>
    </style:style>
    <style:style style:name="T71" style:family="text">
      <style:text-properties officeooo:rsid="00837c10"/>
    </style:style>
    <style:style style:name="T72" style:family="text">
      <style:text-properties officeooo:rsid="008835ad"/>
    </style:style>
    <style:style style:name="T73" style:family="text">
      <style:text-properties officeooo:rsid="0094655e"/>
    </style:style>
    <style:style style:name="T74" style:family="text">
      <style:text-properties officeooo:rsid="009a4e68"/>
    </style:style>
    <style:style style:name="T75" style:family="text">
      <style:text-properties officeooo:rsid="009a9df5"/>
    </style:style>
    <style:style style:name="T76" style:family="text">
      <style:text-properties officeooo:rsid="0039b0fe"/>
    </style:style>
    <style:style style:name="T77" style:family="text">
      <style:text-properties style:font-name-asian="NSimSun" style:font-name-complex="Liberation Mono"/>
    </style:style>
    <style:style style:name="T78" style:family="text">
      <style:text-properties officeooo:rsid="009ea226"/>
    </style:style>
    <style:style style:name="T79" style:family="text">
      <style:text-properties officeooo:rsid="00b2fe28"/>
    </style:style>
    <style:style style:name="T80" style:family="text">
      <style:text-properties officeooo:rsid="00b3715e"/>
    </style:style>
    <style:style style:name="T81" style:family="text">
      <style:text-properties style:font-name="Liberation Serif" fo:font-weight="normal" officeooo:rsid="00bc79e7" style:font-weight-asian="normal" style:font-weight-complex="normal"/>
    </style:style>
    <style:style style:name="T82" style:family="text">
      <style:text-properties style:font-name="Liberation Serif" fo:font-weight="normal" officeooo:rsid="00b9bcd9" style:font-weight-asian="normal" style:font-weight-complex="normal"/>
    </style:style>
    <style:style style:name="T83" style:family="text">
      <style:text-properties style:font-name="Liberation Serif" fo:font-weight="normal" officeooo:rsid="00b10b90" style:font-weight-asian="normal" style:font-weight-complex="normal"/>
    </style:style>
    <style:style style:name="T84" style:family="text">
      <style:text-properties style:font-name="Liberation Serif" officeooo:rsid="00bdf763"/>
    </style:style>
    <style:style style:name="T85" style:family="text">
      <style:text-properties officeooo:rsid="00c0fa65"/>
    </style:style>
    <style:style style:name="T86" style:family="text">
      <style:text-properties officeooo:rsid="00c198cc"/>
    </style:style>
    <style:style style:name="T87" style:family="text">
      <style:text-properties officeooo:rsid="00c48b4e"/>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24"><text:a xlink:type="simple" xlink:href="#__RefHeading___Toc1442_537762928" text:style-name="Index_20_Link" text:visited-style-name="Index_20_Link">&lt;!doctype html&gt;<text:tab/>1</text:a></text:p>
            <text:p text:style-name="P124"><text:a xlink:type="simple" xlink:href="#__RefHeading___Toc10532_1766262121" text:style-name="Index_20_Link" text:visited-style-name="Index_20_Link">Comments<text:tab/>1</text:a></text:p>
            <text:p text:style-name="P123"><text:a xlink:type="simple" xlink:href="#__RefHeading___Toc1549_3095667597" text:style-name="Index_20_Link" text:visited-style-name="Index_20_Link">sample html<text:tab/>1</text:a></text:p>
            <text:p text:style-name="P124"><text:a xlink:type="simple" xlink:href="#__RefHeading___Toc1877_2538428913" text:style-name="Index_20_Link" text:visited-style-name="Index_20_Link">Structure<text:tab/>2</text:a></text:p>
            <text:p text:style-name="P123"><text:a xlink:type="simple" xlink:href="#__RefHeading___Toc1759_1147592689" text:style-name="Index_20_Link" text:visited-style-name="Index_20_Link">block VS inline<text:tab/>2</text:a></text:p>
            <text:p text:style-name="P125"><text:a xlink:type="simple" xlink:href="#__RefHeading___Toc1761_1147592689" text:style-name="Index_20_Link" text:visited-style-name="Index_20_Link">Div<text:tab/>2</text:a></text:p>
            <text:p text:style-name="P125"><text:a xlink:type="simple" xlink:href="#__RefHeading___Toc1763_1147592689" text:style-name="Index_20_Link" text:visited-style-name="Index_20_Link">Span<text:tab/>2</text:a></text:p>
            <text:p text:style-name="P123"><text:a xlink:type="simple" xlink:href="#__RefHeading___Toc1879_2538428913" text:style-name="Index_20_Link" text:visited-style-name="Index_20_Link">semantic structure<text:tab/>2</text:a></text:p>
            <text:p text:style-name="P125"><text:a xlink:type="simple" xlink:href="#__RefHeading___Toc1881_2538428913" text:style-name="Index_20_Link" text:visited-style-name="Index_20_Link">header<text:tab/>2</text:a></text:p>
            <text:p text:style-name="P125"><text:a xlink:type="simple" xlink:href="#__RefHeading___Toc1883_2538428913" text:style-name="Index_20_Link" text:visited-style-name="Index_20_Link">nav<text:tab/>2</text:a></text:p>
            <text:p text:style-name="P125"><text:a xlink:type="simple" xlink:href="#__RefHeading___Toc1885_2538428913" text:style-name="Index_20_Link" text:visited-style-name="Index_20_Link">article<text:tab/>2</text:a></text:p>
            <text:p text:style-name="P124"><text:a xlink:type="simple" xlink:href="#__RefHeading___Toc1551_3095667597" text:style-name="Index_20_Link" text:visited-style-name="Index_20_Link">HEAD<text:tab/>3</text:a></text:p>
            <text:p text:style-name="P123"><text:a xlink:type="simple" xlink:href="#__RefHeading___Toc2445_1726950752" text:style-name="Index_20_Link" text:visited-style-name="Index_20_Link">Title<text:tab/>3</text:a></text:p>
            <text:p text:style-name="P123"><text:a xlink:type="simple" xlink:href="#__RefHeading___Toc10538_1766262121" text:style-name="Index_20_Link" text:visited-style-name="Index_20_Link">charset<text:tab/>3</text:a></text:p>
            <text:p text:style-name="P124"><text:a xlink:type="simple" xlink:href="#__RefHeading___Toc1553_3095667597" text:style-name="Index_20_Link" text:visited-style-name="Index_20_Link">Links<text:tab/>3</text:a></text:p>
            <text:p text:style-name="P124"><text:a xlink:type="simple" xlink:href="#__RefHeading___Toc17476_3170278301" text:style-name="Index_20_Link" text:visited-style-name="Index_20_Link">Hyperlinks<text:tab/>3</text:a></text:p>
            <text:p text:style-name="P124"><text:a xlink:type="simple" xlink:href="#__RefHeading___Toc2379_1726950752" text:style-name="Index_20_Link" text:visited-style-name="Index_20_Link">Attributes<text:tab/>3</text:a></text:p>
            <text:p text:style-name="P123"><text:a xlink:type="simple" xlink:href="#__RefHeading___Toc2381_1726950752" text:style-name="Index_20_Link" text:visited-style-name="Index_20_Link">class<text:tab/>3</text:a></text:p>
            <text:p text:style-name="P123"><text:a xlink:type="simple" xlink:href="#__RefHeading___Toc2383_1726950752" text:style-name="Index_20_Link" text:visited-style-name="Index_20_Link">id<text:tab/>3</text:a></text:p>
            <text:p text:style-name="P123"><text:a xlink:type="simple" xlink:href="#__RefHeading___Toc10534_1766262121" text:style-name="Index_20_Link" text:visited-style-name="Index_20_Link">Tags &amp; Elements<text:tab/>3</text:a></text:p>
            <text:p text:style-name="P124"><text:a xlink:type="simple" xlink:href="#__RefHeading___Toc2389_1726950752" text:style-name="Index_20_Link" text:visited-style-name="Index_20_Link">Children<text:tab/>3</text:a></text:p>
            <text:p text:style-name="P124"><text:a xlink:type="simple" xlink:href="#__RefHeading___Toc17478_3170278301" text:style-name="Index_20_Link" text:visited-style-name="Index_20_Link">Basic Formatting<text:tab/>4</text:a></text:p>
            <text:p text:style-name="P123"><text:a xlink:type="simple" xlink:href="#__RefHeading___Toc2419_1726950752" text:style-name="Index_20_Link" text:visited-style-name="Index_20_Link">Headings<text:tab/>4</text:a></text:p>
            <text:p text:style-name="P125"><text:a xlink:type="simple" xlink:href="#__RefHeading___Toc1765_1147592689" text:style-name="Index_20_Link" text:visited-style-name="Index_20_Link">Paragraphs<text:tab/>4</text:a></text:p>
            <text:p text:style-name="P124"><text:a xlink:type="simple" xlink:href="#__RefHeading___Toc1767_1147592689" text:style-name="Index_20_Link" text:visited-style-name="Index_20_Link">Semantic formatting<text:tab/>4</text:a></text:p>
            <text:p text:style-name="P125"><text:a xlink:type="simple" xlink:href="#__RefHeading___Toc2421_1726950752" text:style-name="Index_20_Link" text:visited-style-name="Index_20_Link">Horizontal rules<text:tab/>4</text:a></text:p>
            <text:p text:style-name="P125"><text:a xlink:type="simple" xlink:href="#__RefHeading___Toc2429_1726950752" text:style-name="Index_20_Link" text:visited-style-name="Index_20_Link">Line breaks<text:tab/>4</text:a></text:p>
            <text:p text:style-name="P124"><text:a xlink:type="simple" xlink:href="#__RefHeading___Toc17377_3170278301" text:style-name="Index_20_Link" text:visited-style-name="Index_20_Link">Lists<text:tab/>4</text:a></text:p>
            <text:p text:style-name="P123"><text:a xlink:type="simple" xlink:href="#__RefHeading___Toc2435_1726950752" text:style-name="Index_20_Link" text:visited-style-name="Index_20_Link">Unordered Lists<text:tab/>4</text:a></text:p>
            <text:p text:style-name="P123"><text:a xlink:type="simple" xlink:href="#__RefHeading___Toc2437_1726950752" text:style-name="Index_20_Link" text:visited-style-name="Index_20_Link">Ordered Lists<text:tab/>4</text:a></text:p>
            <text:p text:style-name="P124"><text:a xlink:type="simple" xlink:href="#__RefHeading___Toc1769_1147592689" text:style-name="Index_20_Link" text:visited-style-name="Index_20_Link">Images<text:tab/>4</text:a></text:p>
            <text:p text:style-name="P124"><text:a xlink:type="simple" xlink:href="#__RefHeading___Toc6139_3095667597" text:style-name="Index_20_Link" text:visited-style-name="Index_20_Link">Tables<text:tab/>5</text:a></text:p>
            <text:p text:style-name="P123"><text:a xlink:type="simple" xlink:href="#__RefHeading___Toc6141_3095667597" text:style-name="Index_20_Link" text:visited-style-name="Index_20_Link">css for tables<text:tab/>5</text:a></text:p>
            <text:p text:style-name="P123"><text:a xlink:type="simple" xlink:href="#__RefHeading__1571_1407279362" text:style-name="Index_20_Link" text:visited-style-name="Index_20_Link">sample form<text:tab/>6</text:a></text:p>
            <text:p text:style-name="P124"><text:a xlink:type="simple" xlink:href="#__RefHeading___Toc17486_3170278301" text:style-name="Index_20_Link" text:visited-style-name="Index_20_Link">&lt;form&gt;<text:tab/>6</text:a></text:p>
            <text:p text:style-name="P123"><text:a xlink:type="simple" xlink:href="#__RefHeading___Toc10540_1766262121" text:style-name="Index_20_Link" text:visited-style-name="Index_20_Link">form action<text:tab/>6</text:a></text:p>
            <text:p text:style-name="P126"><text:a xlink:type="simple" xlink:href="#__RefHeading___Toc10542_1766262121" text:style-name="Index_20_Link" text:visited-style-name="Index_20_Link">Charset<text:tab/>6</text:a></text:p>
            <text:p text:style-name="P124"><text:a xlink:type="simple" xlink:href="#__RefHeading___Toc10544_1766262121" text:style-name="Index_20_Link" text:visited-style-name="Index_20_Link">Input type<text:tab/>6</text:a></text:p>
            <text:p text:style-name="P123"><text:a xlink:type="simple" xlink:href="#__RefHeading___Toc10546_1766262121" text:style-name="Index_20_Link" text:visited-style-name="Index_20_Link">The name property<text:tab/>8</text:a></text:p>
            <text:p text:style-name="P125"><text:a xlink:type="simple" xlink:href="#__RefHeading___Toc10548_1766262121" text:style-name="Index_20_Link" text:visited-style-name="Index_20_Link">The Hidden Text Box<text:tab/>8</text:a></text:p>
            <text:p text:style-name="P126"><text:a xlink:type="simple" xlink:href="#__RefHeading___Toc10550_1766262121" text:style-name="Index_20_Link" text:visited-style-name="Index_20_Link">Authenticity token<text:tab/>8</text:a></text:p>
            <text:p text:style-name="P125"><text:a xlink:type="simple" xlink:href="#__RefHeading___Toc10552_1766262121" text:style-name="Index_20_Link" text:visited-style-name="Index_20_Link">the textarea element<text:tab/>8</text:a></text:p>
            <text:p text:style-name="P125"><text:a xlink:type="simple" xlink:href="#__RefHeading___Toc2409_1726950752" text:style-name="Index_20_Link" text:visited-style-name="Index_20_Link">The password Text Box<text:tab/>8</text:a></text:p>
            <text:p text:style-name="P125"><text:a xlink:type="simple" xlink:href="#__RefHeading___Toc17371_3170278301" text:style-name="Index_20_Link" text:visited-style-name="Index_20_Link">Selection Boxes<text:tab/>8</text:a></text:p>
            <text:p text:style-name="P125"><text:a xlink:type="simple" xlink:href="#__RefHeading___Toc17373_3170278301" text:style-name="Index_20_Link" text:visited-style-name="Index_20_Link">Checkbox/Radio buttons<text:tab/>8</text:a></text:p>
            <text:p text:style-name="P123"><text:a xlink:type="simple" xlink:href="#__RefHeading__8154_1164770085" text:style-name="Index_20_Link" text:visited-style-name="Index_20_Link">labels<text:tab/>8</text:a></text:p>
            <text:p text:style-name="P125"><text:a xlink:type="simple" xlink:href="#__RefHeading__8156_1164770085" text:style-name="Index_20_Link" text:visited-style-name="Index_20_Link">Submit and Reset<text:tab/>8</text:a></text:p>
          </text:index-body>
        </text:table-of-content>
        <text:p text:style-name="P2"/>
      </text:section>
      <text:section text:style-name="Sect3" text:name="Section1">
        <text:h text:style-name="P96" text:outline-level="1"><text:bookmark-start text:name="__RefHeading___Toc1442_537762928"/><text:bookmark text:name="line1"/>&lt;!doctype html&gt;<text:bookmark-end text:name="__RefHeading___Toc1442_537762928"/></text:h>
        <text:h text:style-name="P90" text:outline-level="1"><text:bookmark-start text:name="__RefHeading___Toc10532_1766262121"/>Comments<text:bookmark-end text:name="__RefHeading___Toc10532_1766262121"/></text:h>
        <text:p text:style-name="P81">&lt;!-- This is an HTML comment --&gt;</text:p>
        <text:h text:style-name="P112" text:outline-level="2"><text:bookmark-start text:name="__RefHeading___Toc1549_3095667597"/>sample html<text:bookmark-end text:name="__RefHeading___Toc1549_3095667597"/></text:h>
        <text:p text:style-name="P42">&lt;html&gt;</text:p>
        <text:p text:style-name="P42"><text:s text:c="2"/>&lt;head&gt;</text:p>
        <text:p text:style-name="P42"><text:s text:c="4"/>&lt;title&gt;My homepage&lt;/title&gt;</text:p>
        <text:p text:style-name="P42"><text:s text:c="4"/>&lt;link rel="stylesheet" <text:tab/>type="text/css" <text:tab/>href="homepage.css" /&gt;</text:p>
        <text:p text:style-name="P42"><text:s text:c="4"/>&lt;script type="text/javascript" <text:tab/>src="homepage.js"&gt;&lt;/script&gt;</text:p>
        <text:p text:style-name="P42"><text:s text:c="2"/>&lt;/head&gt;</text:p>
        <text:p text:style-name="P42"><text:s text:c="2"/>&lt;body&gt;</text:p>
        <text:p text:style-name="P42"><text:s text:c="4"/>&lt;h1&gt;Hello&lt;/h1&gt;</text:p>
        <text:p text:style-name="P42"><text:s text:c="4"/>&lt;img src="cat.jpg" /&gt;</text:p>
        <text:p text:style-name="P42"><text:s text:c="4"/>&lt;a href="<text:a xlink:type="simple" xlink:href="mailto:cat@codecademy.com" text:style-name="Internet_20_link" text:visited-style-name="Visited_20_Internet_20_Link">mailto:cat@code.com</text:a>"&gt; <text:tab/><text:tab/>Email my cat&lt;/a&gt;</text:p>
        <text:p text:style-name="P42"><text:s text:c="2"/>&lt;/body&gt;</text:p>
        <text:p text:style-name="P82">&lt;/html&gt;</text:p>
        <text:h text:style-name="P99" text:outline-level="1"/>
        <text:p text:style-name="P84"/>
        <text:h text:style-name="P100" text:outline-level="1"><text:bookmark-start text:name="__RefHeading___Toc1877_2538428913"/>Structure<text:bookmark-end text:name="__RefHeading___Toc1877_2538428913"/></text:h>
        <text:h text:style-name="Heading_20_2" text:outline-level="2"><text:bookmark-start text:name="__RefHeading___Toc1759_1147592689"/>block VS inline<text:bookmark-end text:name="__RefHeading___Toc1759_1147592689"/></text:h>
        <table:table table:name="Table34" table:style-name="Table34">
          <table:table-column table:style-name="Table34.A"/>
          <table:table-column table:style-name="Table34.B"/>
          <table:table-row>
            <table:table-cell table:style-name="Table34.A1" office:value-type="string">
              <text:p text:style-name="P47">block</text:p>
            </table:table-cell>
            <table:table-cell table:style-name="Table34.B1" office:value-type="string">
              <text:p text:style-name="P47">inline</text:p>
            </table:table-cell>
          </table:table-row>
          <table:table-row>
            <table:table-cell table:style-name="Table34.A2" table:number-columns-spanned="2" office:value-type="string">
              <text:p text:style-name="P64">begin on a new line </text:p>
            </table:table-cell>
            <table:covered-table-cell/>
          </table:table-row>
          <table:table-row>
            <table:table-cell table:style-name="Table34.A4" office:value-type="string">
              <text:p text:style-name="P64">yes</text:p>
            </table:table-cell>
            <table:table-cell table:style-name="Table34.B4" office:value-type="string">
              <text:p text:style-name="P64">no</text:p>
            </table:table-cell>
          </table:table-row>
          <table:table-row>
            <table:table-cell table:style-name="Table34.A4" office:value-type="string">
              <text:p text:style-name="P64">occupy all the width</text:p>
            </table:table-cell>
            <table:table-cell table:style-name="Table34.B4" office:value-type="string">
              <text:p text:style-name="P64">width of the content</text:p>
            </table:table-cell>
          </table:table-row>
          <table:table-row>
            <table:table-cell table:style-name="Table34.A5" table:number-columns-spanned="2" office:value-type="string">
              <text:p text:style-name="P64">both can be nested</text:p>
            </table:table-cell>
            <table:covered-table-cell/>
          </table:table-row>
          <table:table-row>
            <table:table-cell table:style-name="Table34.A6" office:value-type="string">
              <text:p text:style-name="P64">can have inline elements inside</text:p>
            </table:table-cell>
            <table:table-cell table:style-name="Table34.B6" office:value-type="string">
              <text:p text:style-name="P64">cannot have block elements inside</text:p>
            </table:table-cell>
          </table:table-row>
        </table:table>
        <text:h text:style-name="Heading_20_3" text:outline-level="3"><text:bookmark-start text:name="__RefHeading___Toc1761_1147592689"/>Div<text:bookmark-end text:name="__RefHeading___Toc1761_1147592689"/></text:h>
        <text:p text:style-name="Standard">A <text:span text:style-name="T23">block</text:span> level container (or 'division' of the web page) for content with no semantic meaning</text:p>
        <text:p text:style-name="P85">It is used to identify large groupings of content</text:p>
        <text:p text:style-name="P86">for styling purposes</text:p>
        <table:table table:name="Table27" table:style-name="Table27">
          <table:table-column table:style-name="Table27.A"/>
          <table:table-row>
            <table:table-cell table:style-name="Table27.A1" office:value-type="string">
              <text:p text:style-name="P49">&lt;div<text:span text:style-name="T79"> class="social"</text:span>&gt;</text:p>
              <text:p text:style-name="P49"><text:span text:style-name="T80"><text:s text:c="2"/>&lt;p&gt;sociaaaaal&lt;/p&gt;</text:span></text:p>
              <text:p text:style-name="P49"><text:span text:style-name="T80"><text:s text:c="2"/>&lt;p&gt;super sociaaaaal&lt;/p&gt;</text:span></text:p>
              <text:p text:style-name="P49">&lt;/div&gt;</text:p>
            </table:table-cell>
          </table:table-row>
        </table:table>
        <text:h text:style-name="Heading_20_3" text:outline-level="3"><text:bookmark-start text:name="__RefHeading___Toc1763_1147592689"/>Span<text:bookmark-end text:name="__RefHeading___Toc1763_1147592689"/></text:h>
        <text:p text:style-name="P77"><text:span text:style-name="T20">An </text:span><text:span text:style-name="T16">inline </text:span><text:span text:style-name="T21">level element used to identify smaller groupings of text withing a block-level element</text:span></text:p>
        <table:table table:name="Table35" table:style-name="Table35">
          <table:table-column table:style-name="Table35.A"/>
          <table:table-row>
            <table:table-cell table:style-name="Table35.A1" office:value-type="string">
              <text:p text:style-name="P52">&lt;p&gt;soon we will<text:span text:style-name="T80"> be</text:span></text:p>
              <text:p text:style-name="P36"><text:span text:style-name="T80">&lt;span class="tooltip"&gt;writing HTML</text:span></text:p>
            </table:table-cell>
          </table:table-row>
        </table:table>
        <text:p text:style-name="P77"><text:span text:style-name="T21"/></text:p>
        <text:p text:style-name="P78"/>
        <text:h text:style-name="P113" text:outline-level="2"><text:bookmark-start text:name="__RefHeading___Toc1879_2538428913"/>semantic structure<text:bookmark-end text:name="__RefHeading___Toc1879_2538428913"/></text:h>
        <text:p text:style-name="P79"><text:span text:style-name="T22">they are all </text:span><text:span text:style-name="T17">block</text:span><text:span text:style-name="T22"> elements and do not have any implied position or styl</text:span><text:span text:style-name="T22">e</text:span></text:p>
        <text:p text:style-name="P79"><text:span text:style-name="T22">can be use multiple times per page</text:span></text:p>
        <text:h text:style-name="Heading_20_3" text:outline-level="3"><text:bookmark-start text:name="__RefHeading___Toc1881_2538428913"/>header<text:span text:style-name="T87">/footer</text:span><text:bookmark-end text:name="__RefHeading___Toc1881_2538428913"/></text:h>
        <text:p text:style-name="P80"><text:span text:style-name="T84">may include a heading, introductory text, navigation</text:span></text:p>
        <text:h text:style-name="Heading_20_3" text:outline-level="3"><text:bookmark-start text:name="__RefHeading___Toc1883_2538428913"/>nav<text:bookmark-end text:name="__RefHeading___Toc1883_2538428913"/></text:h>
        <text:p text:style-name="Standard">global navigation, a table of contents, previous/next links or other navigational links</text:p>
        <text:h text:style-name="Heading_20_3" text:outline-level="3"><text:bookmark-start text:name="__RefHeading___Toc1885_2538428913"/>article<text:bookmark-end text:name="__RefHeading___Toc1885_2538428913"/></text:h>
        <text:p text:style-name="Standard">posts, newspaper articles, user-submitted content</text:p>
        <text:p text:style-name="Standard">if the <text:span text:style-name="T85">content could be placed within an email or printed, that content should still make sense</text:span></text:p>
        <text:h text:style-name="Heading_20_3" text:outline-level="3">section</text:h>
        <text:p text:style-name="Standard">Often includes a heading. Used to break up and provide hierarchy to a page<text:span text:style-name="T86"> as a thematic group of content</text:span></text:p>
        <text:h text:style-name="Heading_20_3" text:outline-level="3">aside</text:h>
        <text:p text:style-name="P87">holds sidebars, inserts or brief explanations that are related to the content surrounding it</text:p>
        <text:p text:style-name="P87">when used with an <text:span text:style-name="T23">article</text:span>, the aside element may indentify content related to the <text:span text:style-name="T23">author</text:span></text:p>
        <text:p text:style-name="P78"><text:span text:style-name="T82"/></text:p>
        <text:p text:style-name="P77"><text:span text:style-name="T21"/></text:p>
        <text:h text:style-name="P101" text:outline-level="1"><text:bookmark-start text:name="__RefHeading___Toc1551_3095667597"/>HEAD<text:bookmark-end text:name="__RefHeading___Toc1551_3095667597"/></text:h>
        <text:h text:style-name="P106" text:outline-level="2"><text:bookmark-start text:name="__RefHeading___Toc2445_1726950752"/>Title<text:bookmark-end text:name="__RefHeading___Toc2445_1726950752"/></text:h>
        <table:table table:name="Table26" table:style-name="Table26">
          <table:table-column table:style-name="Table26.A"/>
          <table:table-row>
            <table:table-cell table:style-name="Table26.A1" office:value-type="string">
              <text:p text:style-name="P43">&lt;<text:span text:style-name="T23">title</text:span>&gt; HTML Glossary &lt;/<text:span text:style-name="T23">title</text:span>&gt;</text:p>
            </table:table-cell>
          </table:table-row>
        </table:table>
        <text:h text:style-name="P107" text:outline-level="2"><text:bookmark-start text:name="__RefHeading___Toc10538_1766262121"/>charset<text:bookmark-end text:name="__RefHeading___Toc10538_1766262121"/></text:h>
        <table:table table:name="Table32" table:style-name="Table32">
          <table:table-column table:style-name="Table32.A"/>
          <table:table-row>
            <table:table-cell table:style-name="Table32.A1" office:value-type="string">
              <text:p text:style-name="P43">&lt;<text:span text:style-name="T23">met</text:span><text:span text:style-name="T30">a</text:span><text:span text:style-name="T78"> </text:span><text:span text:style-name="T30">charset</text:span><text:span text:style-name="T78">="utf-8"&gt;</text:span></text:p>
            </table:table-cell>
          </table:table-row>
        </table:table>
        <text:h text:style-name="P90" text:outline-level="1"/>
        <text:h text:style-name="P90" text:outline-level="1"><text:bookmark-start text:name="__RefHeading___Toc1553_3095667597"/>Links<text:bookmark-end text:name="__RefHeading___Toc1553_3095667597"/></text:h>
        <text:p text:style-name="P12">Link elements are used to connect your document to a related resource (very different from hyperlinks, which take you to another webpage when you click on them). </text:p>
        <text:p text:style-name="P12">Links appear only in the head section of a document so they do not alter the content, but only the presentation. </text:p>
        <text:p text:style-name="P12">Links are most commonly used to connect to a stylesheet, script, favicon, or alternate format of the page such as an RSS feed or PDF.</text:p>
        <text:p text:style-name="P12">Exampl<text:span text:style-name="T3">e</text:span></text:p>
        <text:p text:style-name="P42">&lt;link type="text/css" rel="stylesheet" href="styles.css" /&gt;</text:p>
        <text:h text:style-name="P90" text:outline-level="1" text:is-list-header="true"><text:bookmark-start text:name="__RefHeading___Toc17476_3170278301"/>Hyperlinks<text:bookmark-end text:name="__RefHeading___Toc17476_3170278301"/></text:h>
        <table:table table:name="Table5" table:style-name="Table5">
          <table:table-column table:style-name="Table5.A"/>
          <table:table-row>
            <table:table-cell table:style-name="Table5.A1" office:value-type="string">
              <text:p text:style-name="P42">&lt;a href="url this link goes to"&gt;</text:p>
              <text:p text:style-name="P25">Link text&lt;/a&gt;</text:p>
            </table:table-cell>
          </table:table-row>
          <table:table-row>
            <table:table-cell table:style-name="Table5.A2" office:value-type="string">
              <text:p text:style-name="P42">&lt;a href="<text:a xlink:type="simple" xlink:href="http://google.com/" text:style-name="Internet_20_link" text:visited-style-name="Visited_20_Internet_20_Link">http://google.com</text:a>"&gt;</text:p>
              <text:p text:style-name="P25">goes to Google&lt;/a&gt;</text:p>
            </table:table-cell>
          </table:table-row>
        </table:table>
        <text:h text:style-name="P91" text:outline-level="1"/>
        <text:h text:style-name="P91" text:outline-level="1"/>
        <text:h text:style-name="P97"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19">&lt;div class="big-box yellow-box"&gt;</text:p>
              <text:p text:style-name="P20"><text:span text:style-name="T72"><text:s/></text:span>This is a big yellow box.&lt;/div&gt;</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lt;div id="my-box"&gt;This is my box! Put your text in some other box.&lt;/div&gt;</text:p>
            </table:table-cell>
          </table:table-row>
        </table:table>
        <text:h text:style-name="Heading_20_2" text:outline-level="2"><text:bookmark-start text:name="__RefHeading___Toc10534_1766262121"/>Tags &amp; Elements<text:bookmark-end text:name="__RefHeading___Toc10534_1766262121"/></text:h>
        <text:p text:style-name="P12">Tags are basic labels that define and separate parts of your markup into elements. They are comprised of a keyword surrounded by angle brackets &lt;&gt;.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5">&lt;tag attribute='value'&gt;content&lt;/tag keyword&gt;</text:p>
            </table:table-cell>
          </table:table-row>
        </table:table>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18">&lt;ul id="parent"&gt;</text:p>
              <text:p text:style-name="P19"><text:s text:c="2"/>&lt;li id="child"&gt;I'm a child of parent!&lt;/li&gt; &lt;/ul&gt;</text:p>
            </table:table-cell>
          </table:table-row>
        </table:table>
        <text:p text:style-name="Text_20_body"/>
        <text:h text:style-name="P92" text:outline-level="1"/>
        <text:h text:style-name="P98" text:outline-level="1"><text:bookmark-start text:name="__RefHeading___Toc17478_3170278301"/><text:soft-page-break/>Basic Formatting<text:bookmark-end text:name="__RefHeading___Toc17478_3170278301"/></text:h>
        <table:table table:name="Table16" table:style-name="Table16">
          <table:table-column table:style-name="Table16.A"/>
          <table:table-row>
            <table:table-cell table:style-name="Table16.A1" office:value-type="string">
              <text:p text:style-name="P22">&lt;b&gt;<text:span text:style-name="T23">bold</text:span>&lt;/b&gt;, &lt;i&gt;<text:span text:style-name="T32">italicized</text:span>&lt;/i&gt;, &lt;u&gt;<text:span text:style-name="T33">underlined</text:span>&lt;/u&gt;</text:p>
            </table:table-cell>
          </table:table-row>
        </table:table>
        <text:h text:style-name="Heading_20_2" text:outline-level="2"><text:bookmark-start text:name="__RefHeading___Toc2419_1726950752"/>Headings<text:bookmark-end text:name="__RefHeading___Toc2419_1726950752"/></text:h>
        <text:p text:style-name="Text_20_body">should be used where it is semantically valued, and should <text:span text:style-name="T23">not be used to make text bold or big</text:span>—there are other, better ways to do that</text:p>
        <table:table table:name="Table17" table:style-name="Table17">
          <table:table-column table:style-name="Table17.A"/>
          <table:table-row>
            <table:table-cell table:style-name="Table17.A1" office:value-type="string">
              <text:p text:style-name="P22">&lt;h1&gt; This is a header! &lt;/h1&gt;</text:p>
            </table:table-cell>
          </table:table-row>
        </table:table>
        <text:h text:style-name="P117" text:outline-level="3"><text:bookmark-start text:name="__RefHeading___Toc1765_1147592689"/>Paragraphs<text:bookmark-end text:name="__RefHeading___Toc1765_1147592689"/></text:h>
        <table:table table:name="Table36" table:style-name="Table36">
          <table:table-column table:style-name="Table36.A"/>
          <table:table-row>
            <table:table-cell table:style-name="Table36.A1" office:value-type="string">
              <text:p text:style-name="P50">&lt;p&gt;a very long paragraph&lt;/p&gt;</text:p>
            </table:table-cell>
          </table:table-row>
        </table:table>
        <text:h text:style-name="P93" text:outline-level="1"><text:bookmark-start text:name="__RefHeading___Toc1767_1147592689"/>Semantic formatting<text:bookmark-end text:name="__RefHeading___Toc1767_1147592689"/></text:h>
        <text:p text:style-name="P15">These tags are similar to the previously mentioned formatting tags which have fallen out of favor. The difference is that these tags have semantic value (meaning). &lt;<text:span text:style-name="T23">em</text:span>&gt; is used for something that you wish to <text:span text:style-name="T23">emphasize</text:span> and &lt;<text:span text:style-name="T23">strong</text:span>&gt; is used for something that is <text:span text:style-name="T23">important</text:span>.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51">&lt;p&gt;&lt;<text:span text:style-name="T23">strong</text:span>&gt;&lt;<text:span text:style-name="T23">strong</text:span>&gt;Warning:&lt;/<text:span text:style-name="T23">strong</text:span>&gt;Acid can cause severe burns&lt;/<text:span text:style-name="T23">strong</text:span>&gt; </text:p>
            </table:table-cell>
          </table:table-row>
        </table:table>
        <text:h text:style-name="Heading_20_3" text:outline-level="3"><text:bookmark-start text:name="__RefHeading___Toc2421_1726950752"/>Horizontal rules<text:bookmark-end text:name="__RefHeading___Toc2421_1726950752"/></text:h>
        <text:p text:style-name="P4">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31">This text is divided</text:p>
              <text:p text:style-name="P31">&lt;hr&gt;</text:p>
              <text:p text:style-name="P22">...from this text!</text:p>
            </table:table-cell>
          </table:table-row>
        </table:table>
        <text:h text:style-name="Heading_20_3" text:outline-level="3"><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31">&lt;p&gt; Some text &lt;br/&gt; </text:p>
              <text:p text:style-name="P22">that spans two lines &lt;/p&gt;</text:p>
            </table:table-cell>
          </table:table-row>
        </table:table>
        <text:h text:style-name="P104" text:outline-level="1"><text:bookmark-start text:name="__RefHeading___Toc17377_3170278301"/>Lists<text:bookmark-end text:name="__RefHeading___Toc17377_3170278301"/></text:h>
        <text:h text:style-name="P115" text:outline-level="2"><text:bookmark-start text:name="__RefHeading___Toc2435_1726950752"/>Unordered Lists<text:bookmark-end text:name="__RefHeading___Toc2435_1726950752"/></text:h>
        <text:p text:style-name="P3">Unordered <text:span text:style-name="T3">l</text:span>ists<text:span text:style-name="T3">' </text:span>items are denoted with bullet points.</text:p>
        <table:table table:name="Table21" table:style-name="Table21">
          <table:table-column table:style-name="Table21.A"/>
          <table:table-row>
            <table:table-cell table:style-name="Table21.A1" office:value-type="string">
              <text:p text:style-name="P31">&lt;ul&gt;</text:p>
              <text:p text:style-name="P31"><text:s text:c="2"/>&lt;li&gt;Dish soap&lt;/li&gt;</text:p>
              <text:p text:style-name="P31"><text:s text:c="2"/>&lt;li&gt;Kitty litter&lt;/li&gt;</text:p>
              <text:p text:style-name="P31"><text:s text:c="2"/>&lt;li&gt;Tomato sauce&lt;/li&gt;</text:p>
              <text:p text:style-name="P22">&lt;/ul&gt;</text:p>
            </table:table-cell>
          </table:table-row>
        </table:table>
        <text:h text:style-name="P115" text:outline-level="2"><text:bookmark-start text:name="__RefHeading___Toc2437_1726950752"/>Ordered Lists<text:bookmark-end text:name="__RefHeading___Toc2437_1726950752"/></text:h>
        <text:p text:style-name="P4">Ordered lists' items are denoted with numbers.</text:p>
        <table:table table:name="Table22" table:style-name="Table22">
          <table:table-column table:style-name="Table22.A"/>
          <table:table-row>
            <table:table-cell table:style-name="Table22.A1" office:value-type="string">
              <text:p text:style-name="P31">&lt;ol&gt;</text:p>
              <text:p text:style-name="P31"><text:s text:c="2"/>&lt;li&gt;First item!&lt;/li&gt;</text:p>
              <text:p text:style-name="P31"><text:s text:c="2"/>&lt;li&gt;Second item!&lt;/li&gt;</text:p>
              <text:p text:style-name="P31"><text:s text:c="2"/>&lt;li&gt;Last item!&lt;/li&gt;</text:p>
              <text:p text:style-name="P30">&lt;/ol&gt;</text:p>
            </table:table-cell>
          </table:table-row>
        </table:table>
        <text:h text:style-name="P93" text:outline-level="1"><text:bookmark-start text:name="__RefHeading___Toc1769_1147592689"/>Images<text:bookmark-end text:name="__RefHeading___Toc1769_1147592689"/></text:h>
        <table:table table:name="Table6" table:style-name="Table6">
          <table:table-column table:style-name="Table6.A"/>
          <table:table-row>
            <table:table-cell table:style-name="Table6.A1" office:value-type="string">
              <text:p text:style-name="P28">&lt;img src='mylocalimage.jpg'/&gt;</text:p>
            </table:table-cell>
          </table:table-row>
        </table:table>
        <text:h text:style-name="P93" text:outline-level="1"/>
        <text:h text:style-name="P105" text:outline-level="1"><text:bookmark-start text:name="__RefHeading___Toc6139_3095667597"/><text:soft-page-break/><text:span text:style-name="T63">T</text:span>ables<text:bookmark-end text:name="__RefHeading___Toc6139_3095667597"/></text:h>
        <table:table table:name="Table23" table:style-name="Table23">
          <table:table-column table:style-name="Table23.A"/>
          <table:table-column table:style-name="Table23.B"/>
          <table:table-row>
            <table:table-cell table:style-name="Table23.A1" office:value-type="string">
              <text:p text:style-name="P13">Supports headers and footers for labeling colum<text:span text:style-name="T63">ns</text:span></text:p>
            </table:table-cell>
            <table:table-cell table:style-name="Table23.B1" office:value-type="string">
              <text:p text:style-name="P45">&lt;<text:span text:style-name="T23">tr</text:span>&gt;<text:span text:style-name="T52"> row</text:span></text:p>
              <text:p text:style-name="P46">&lt;<text:span text:style-name="T23">th</text:span>&gt; header</text:p>
              <text:p text:style-name="P26">&lt;<text:span text:style-name="T23">td</text:span>&gt; data/cell</text:p>
            </table:table-cell>
          </table:table-row>
          <table:table-row>
            <table:table-cell table:style-name="Table23.B1" table:number-columns-spanned="2" office:value-type="string">
              <text:p text:style-name="P14">Example</text:p>
              <text:p text:style-name="P45">&lt;table style="width:100%"&gt;</text:p>
              <text:p text:style-name="P45"><text:s text:c="2"/>&lt;<text:span text:style-name="T23">thead</text:span>&gt;</text:p>
              <text:p text:style-name="P45"><text:s text:c="4"/>&lt;<text:span text:style-name="T23">tr</text:span>&gt;</text:p>
              <text:p text:style-name="P45"><text:s text:c="6"/>&lt;<text:span text:style-name="T23">th</text:span>&gt;Item&lt;/th&gt;</text:p>
              <text:p text:style-name="P45"><text:s text:c="6"/>&lt;th&gt;Price&lt;/th&gt;</text:p>
              <text:p text:style-name="P45"><text:s text:c="4"/>&lt;/tr&gt;</text:p>
              <text:p text:style-name="P45"><text:s text:c="2"/>&lt;/thead&gt;</text:p>
              <text:p text:style-name="P45"/>
              <text:p text:style-name="P45"><text:s text:c="2"/>&lt;<text:span text:style-name="T23">tbody</text:span>&gt;</text:p>
              <text:p text:style-name="P45"><text:s text:c="4"/>&lt;tr&gt;</text:p>
              <text:p text:style-name="P45"><text:s text:c="6"/>&lt;<text:span text:style-name="T23">td</text:span>&gt;Banana&lt;/td&gt;</text:p>
              <text:p text:style-name="P45"><text:s text:c="6"/>&lt;td&gt;$56.75&lt;/td&gt;</text:p>
              <text:p text:style-name="P45"><text:s text:c="4"/>&lt;/tr&gt;</text:p>
              <text:p text:style-name="P45"><text:s text:c="4"/>&lt;tr&gt;</text:p>
              <text:p text:style-name="P45"><text:s text:c="6"/>&lt;td&gt;Yogurt&lt;/td&gt;</text:p>
              <text:p text:style-name="P45"><text:s text:c="6"/>&lt;td&gt;$12.99&lt;/td&gt;</text:p>
              <text:p text:style-name="P45"><text:s text:c="4"/>&lt;/tr&gt;</text:p>
              <text:p text:style-name="P45"><text:s text:c="2"/>&lt;/tbody&gt;</text:p>
              <text:p text:style-name="P45"/>
              <text:p text:style-name="P45"><text:s text:c="2"/>&lt;<text:span text:style-name="T23">tfoot</text:span>&gt;</text:p>
              <text:p text:style-name="P45"><text:s text:c="4"/>&lt;tr&gt;</text:p>
              <text:p text:style-name="P45"><text:s text:c="6"/>&lt;td&gt;Total&lt;/td&gt;</text:p>
              <text:p text:style-name="P45"><text:s text:c="6"/>&lt;td&gt;$69.74&lt;/td&gt;</text:p>
              <text:p text:style-name="P45"><text:s text:c="4"/>&lt;/tr&gt;</text:p>
              <text:p text:style-name="P45"><text:s text:c="2"/>&lt;/tfoot&gt;</text:p>
              <text:p text:style-name="P27">&lt;/table&gt;</text:p>
            </table:table-cell>
            <table:covered-table-cell/>
          </table:table-row>
        </table:table>
        <text:h text:style-name="P108" text:outline-level="2"><text:bookmark-start text:name="__RefHeading___Toc6141_3095667597"/>css for tables<text:bookmark-end text:name="__RefHeading___Toc6141_3095667597"/></text:h>
        <table:table table:name="Table24" table:style-name="Table24">
          <table:table-column table:style-name="Table24.A"/>
          <table:table-row>
            <table:table-cell table:style-name="Table24.A1" office:value-type="string">
              <text:p text:style-name="P45">table {<text:span text:style-name="T62"> </text:span>width:100%;<text:span text:style-name="T62"> </text:span>}</text:p>
              <text:p text:style-name="P45">td,th { text-align: left;<text:tab/><text:tab/><text:tab/><text:span text:style-name="T62"> <text:s/></text:span>padding: 6px; </text:p>
              <text:p text:style-name="P45"><text:span text:style-name="T62"><text:s text:c="8"/>border: 1px solid black;</text:span>}</text:p>
            </table:table-cell>
          </table:table-row>
        </table:table>
        <text:h text:style-name="P116" text:outline-level="2"/>
        <text:p text:style-name="P88"/>
        <text:h text:style-name="P103" text:outline-level="1"/>
        <text:p text:style-name="P88"/>
        <text:p text:style-name="P89"/>
        <text:p text:style-name="P88"/>
        <text:section text:style-name="Sect1" text:name="Section3">
          <text:h text:style-name="P109" text:outline-level="2"><text:bookmark-start text:name="__RefHeading__1571_1407279362"/>sample <text:span text:style-name="T71">form</text:span><text:bookmark-end text:name="__RefHeading__1571_1407279362"/></text:h>
          <table:table table:name="Table12" table:style-name="Table12">
            <table:table-column table:style-name="Table12.A"/>
            <table:table-row>
              <table:table-cell table:style-name="Table12.A1" office:value-type="string">
                <text:p text:style-name="P16">&lt;form action="/users" method="post" accept-charset="UTF-8"&gt;</text:p>
                <text:p text:style-name="P16"><text:s/>&lt;input type="hidden" name="authenticity_token" </text:p>
                <text:p text:style-name="P17">value="&lt;%=form_authenticity_token%&gt;"&gt;</text:p>
                <text:p text:style-name="P16"><text:s/>&lt;label for="username"&gt;Username:&lt;/label&gt;</text:p>
                <text:p text:style-name="P16"><text:s/>&lt;input type="text" <text:tab/>name="user[username]" id="username"&gt;</text:p>
                <text:p text:style-name="P16"><text:tab/></text:p>
                <text:p text:style-name="P16"><text:s/>&lt;label for="email"&gt;Email:&lt;/label&gt;</text:p>
                <text:p text:style-name="P16"><text:s/>&lt;input type="email"<text:tab/>name="user[email]" id="email"&gt;</text:p>
                <text:p text:style-name="P120"/>
                <text:p text:style-name="P16"><text:s/>&lt;label for="password"&gt;Password:&lt;/label&gt;</text:p>
                <text:p text:style-name="P16"><text:s/>&lt;input type="password" name="user[password]" id="password"&gt;</text:p>
                <text:p text:style-name="P120"/>
                <text:p text:style-name="P16"><text:s/>&lt;input type="submit" value="submit"&gt;</text:p>
                <text:p text:style-name="P16">&lt;/form&gt;</text:p>
              </table:table-cell>
            </table:table-row>
          </table:table>
          <text:p text:style-name="P53"/>
        </text:section>
        <text:h text:style-name="P94" text:outline-level="1"><text:span text:style-name="T68"/></text:h>
        <text:h text:style-name="P102" text:outline-level="1"><text:bookmark-start text:name="__RefHeading___Toc17486_3170278301"/><text:span text:style-name="T68">&lt;form&gt;</text:span><text:bookmark-end text:name="__RefHeading___Toc17486_3170278301"/></text:h>
        <text:p text:style-name="P65">you can access the object directly using its name, in this case <text:span text:style-name="T7">document.myForm </text:span></text:p>
        <text:p text:style-name="P5">or using <text:s/><text:span text:style-name="T34">document.forms[0]</text:span></text:p>
        <text:h text:style-name="P110" text:outline-level="2"><text:bookmark-start text:name="__RefHeading___Toc10540_1766262121"/>form action<text:bookmark-end text:name="__RefHeading___Toc10540_1766262121"/></text:h>
        <table:table table:name="Table2" table:style-name="Table2">
          <table:table-column table:style-name="Table2.A"/>
          <table:table-row>
            <table:table-cell table:style-name="Table2.A1" office:value-type="string">
              <text:p text:style-name="P56">&lt;<text:span text:style-name="T23">form action="/users" method="post"</text:span></text:p>
              <text:p text:style-name="P34"><text:span text:style-name="T41"><text:s/></text:span><text:span text:style-name="T27">accept-charset="</text:span><text:span text:style-name="T28">UTF-8</text:span><text:span text:style-name="T27">"</text:span><text:span text:style-name="T36">&gt;</text:span></text:p>
              <text:p text:style-name="P56">&lt;/form&gt;</text:p>
            </table:table-cell>
          </table:table-row>
        </table:table>
        <table:table table:name="Table4" table:style-name="Table4">
          <table:table-column table:style-name="Table4.A"/>
          <table:table-column table:style-name="Table4.B"/>
          <table:table-row>
            <table:table-cell table:style-name="Table4.A1" office:value-type="string">
              <text:p text:style-name="P63">Specifies where to send the form-data when a form is submitted</text:p>
            </table:table-cell>
            <table:table-cell table:style-name="Table4.B1" office:value-type="string">
              <text:p text:style-name="P70">use <text:span text:style-name="T4">$ rake routes</text:span> to see which HTTP method and path are being expected based on the resource you created</text:p>
            </table:table-cell>
          </table:table-row>
        </table:table>
        <text:h text:style-name="P121" text:outline-level="4"><text:bookmark-start text:name="__RefHeading___Toc10542_1766262121"/>Charset<text:bookmark-end text:name="__RefHeading___Toc10542_1766262121"/></text:h>
        <text:p text:style-name="P74"><text:span text:style-name="T77">specifies the character encodings that are to be </text:span><text:span text:style-name="T67">used for the form submission</text:span></text:p>
        <text:h text:style-name="P95" text:outline-level="1"><text:bookmark-start text:name="__RefHeading___Toc10544_1766262121"/>Input<text:span text:style-name="T75"> type</text:span><text:bookmark-end text:name="__RefHeading___Toc10544_1766262121"/></text:h>
        <text:p text:style-name="P10"><text:span text:style-name="Source_20_Text"><text:span text:style-name="T6">&lt;form&gt; </text:span></text:span><text:span text:style-name="Source_20_Text"><text:span text:style-name="T5">&lt;input&gt; </text:span></text:span><text:span text:style-name="Source_20_Text"><text:span text:style-name="T6">&lt;/form&gt;</text:span></text:span> <text:s/><text:span text:style-name="T31">diffent types:</text:span> <text:tab/></text:p>
        <table:table table:name="Table3" table:style-name="Table3">
          <table:table-column table:style-name="Table3.A"/>
          <table:table-row>
            <table:table-cell table:style-name="Table3.A1" office:value-type="string">
              <text:p text:style-name="P69">text input</text:p>
              <text:p text:style-name="P21">&lt;<text:span text:style-name="T23">input type='text'</text:span> name='hi' value='Hi'&gt;</text:p>
            </table:table-cell>
          </table:table-row>
          <table:table-row>
            <table:table-cell table:style-name="Table3.A2" office:value-type="string">
              <text:p text:style-name="P72"><text:span text:style-name="T11">radio b</text:span><text:span text:style-name="T10">utton, round button</text:span></text:p>
              <text:p text:style-name="P34">&lt;<text:span text:style-name="T23">input type='radio'</text:span>&gt;<text:span text:style-name="T73"> yes</text:span></text:p>
            </table:table-cell>
          </table:table-row>
          <table:table-row>
            <table:table-cell table:style-name="Table3.A2" office:value-type="string">
              <text:p text:style-name="P72"><text:span text:style-name="T12">checkbox</text:span><text:span text:style-name="T15"> <text:s text:c="6"/></text:span><text:span text:style-name="T18">(</text:span><text:span text:style-name="T44">checked</text:span><text:span text:style-name="T18"> is optional)</text:span></text:p>
              <text:p text:style-name="P34">&lt;<text:span text:style-name="T23">input type="checkbox"</text:span><text:span text:style-name="T32">checked</text:span>&gt;</text:p>
            </table:table-cell>
          </table:table-row>
          <table:table-row>
            <table:table-cell table:style-name="Table3.A2" office:value-type="string">
              <text:p text:style-name="P72"><text:span text:style-name="T13">submit</text:span><text:span text:style-name="T14"> <text:s text:c="18"/></text:span></text:p>
              <text:p text:style-name="P71"><text:span text:style-name="T37">&lt;</text:span><text:span text:style-name="T42">input type="submit"</text:span><text:span text:style-name="T37"> value="submit"&gt;</text:span></text:p>
            </table:table-cell>
          </table:table-row>
          <table:table-row>
            <table:table-cell table:style-name="Table3.A2" office:value-type="string">
              <text:p text:style-name="P75">textarea</text:p>
              <text:p text:style-name="P37"><text:span text:style-name="T23">&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68">Text input</text:p>
            </table:table-cell>
            <table:table-cell table:style-name="Table8.B1" office:value-type="string">
              <text:p text:style-name="P57">Text Box</text:p>
            </table:table-cell>
            <table:table-cell table:style-name="Table8.B1" table:number-columns-spanned="3" office:value-type="string">
              <text:p text:style-name="P57">Text Area</text:p>
            </table:table-cell>
            <table:covered-table-cell/>
            <table:covered-table-cell/>
            <table:table-cell table:style-name="Table8.B1" table:number-columns-spanned="2" office:value-type="string">
              <text:p text:style-name="P57">Pswd Box</text:p>
            </table:table-cell>
            <table:covered-table-cell/>
          </table:table-row>
          <table:table-row>
            <table:table-cell table:style-name="Table8.A3" office:value-type="string">
              <text:p text:style-name="P68">Tick box</text:p>
            </table:table-cell>
            <table:table-cell table:style-name="Table8.B2" table:number-columns-spanned="2" office:value-type="string">
              <text:p text:style-name="P57">Check Box<text:span text:style-name="T45">es</text:span></text:p>
            </table:table-cell>
            <table:covered-table-cell/>
            <table:table-cell table:style-name="Table8.B2" table:number-columns-spanned="4" office:value-type="string">
              <text:p text:style-name="P57">Radio Button</text:p>
            </table:table-cell>
            <table:covered-table-cell/>
            <table:covered-table-cell/>
            <table:covered-table-cell/>
          </table:table-row>
          <table:table-row>
            <table:table-cell table:style-name="Table8.A3" office:value-type="string">
              <text:p text:style-name="P68">Select</text:p>
            </table:table-cell>
            <table:table-cell table:style-name="Table8.B2" table:number-columns-spanned="3" office:value-type="string">
              <text:p text:style-name="P57">Drop Down <text:span text:style-name="T45">List</text:span></text:p>
            </table:table-cell>
            <table:covered-table-cell/>
            <table:covered-table-cell/>
            <table:table-cell table:style-name="Table8.B2" table:number-columns-spanned="3" office:value-type="string">
              <text:p text:style-name="P57">List Box</text:p>
            </table:table-cell>
            <table:covered-table-cell/>
            <table:covered-table-cell/>
          </table:table-row>
          <table:table-row>
            <table:table-cell table:style-name="Table8.A4" office:value-type="string">
              <text:p text:style-name="P67">Buttons</text:p>
            </table:table-cell>
            <table:table-cell table:style-name="Table8.B2" table:number-columns-spanned="2" office:value-type="string">
              <text:p text:style-name="P58">Standard</text:p>
            </table:table-cell>
            <table:covered-table-cell/>
            <table:table-cell table:style-name="Table8.B2" table:number-columns-spanned="3" office:value-type="string">
              <text:p text:style-name="P58">Reset</text:p>
            </table:table-cell>
            <table:covered-table-cell/>
            <table:covered-table-cell/>
            <table:table-cell table:style-name="Table8.B2" office:value-type="string">
              <text:p text:style-name="P58">Submit</text:p>
            </table:table-cell>
          </table:table-row>
        </table:table>
        <text:p text:style-name="P72"><text:span text:style-name="T10">unlike the vast majority of HTML elements, </text:span><text:span text:style-name="T5">&lt;input&gt;</text:span><text:span text:style-name="T10"> tags do not get closed; <text:tab/><text:tab/>there are no </text:span><text:span text:style-name="T5">&lt;/input&gt; </text:span><text:span text:style-name="T10">tags.</text:span></text:p>
        <text:h text:style-name="P121" text:outline-level="4"/>
        <table:table table:name="Table7" table:style-name="Table7">
          <table:table-column table:style-name="Table7.A"/>
          <table:table-row>
            <table:table-cell table:style-name="Table7.A1" office:value-type="string">
              <text:p text:style-name="P38"><text:span text:style-name="T54">&lt;</text:span><text:span text:style-name="T25">input type</text:span><text:span text:style-name="T54">='text' </text:span><text:span text:style-name="T25">name</text:span><text:span text:style-name="T54">='hi' </text:span><text:span text:style-name="T25">value</text:span><text:span text:style-name="T54">='</text:span><text:span text:style-name="T55">hi</text:span><text:span text:style-name="T54">'</text:span><text:span text:style-name="T56">&gt;</text:span></text:p>
              <text:p text:style-name="Preformatted_20_Text">&lt;textarea <text:span text:style-name="T23">name</text:span>="msg"&gt;&lt;/textarea&gt;</text:p>
              <text:p text:style-name="P38">&lt;<text:span text:style-name="T23">input type</text:span>='button' <text:span text:style-name="T23">value</text:span>='muori'</text:p>
              <text:p text:style-name="Preformatted_20_Text"><text:s text:c="10"/><text:span text:style-name="T23">onClick</text:span>='funzionaccia();'&gt;</text:p>
              <text:p text:style-name="P38"><text:span text:style-name="T9">&lt;</text:span><text:span text:style-name="T24">img src</text:span><text:span text:style-name="T9">="but.gif" </text:span><text:span text:style-name="T24">onClick</text:span><text:span text:style-name="T9">="myFunc();"&gt; </text:span></text:p>
            </table:table-cell>
          </table:table-row>
        </table:table>
        <table:table table:name="Table1" table:style-name="Table1">
          <table:table-column table:style-name="Table1.A"/>
          <table:table-column table:style-name="Table1.B"/>
          <table:table-row>
            <table:table-cell table:style-name="Table1.A1" office:value-type="string">
              <text:p text:style-name="P60">accept</text:p>
            </table:table-cell>
            <table:table-cell table:style-name="Table1.B1" office:value-type="string">
              <text:p text:style-name="P61">the types of files that the server accepts: <text:s/><text:span text:style-name="T34">file_extension<text:line-break/>audio/*</text:span><text:span text:style-name="T38"> <text:s/></text:span><text:span text:style-name="T34">video/* image/* </text:span><text:s text:c="3"/></text:p>
            </table:table-cell>
          </table:table-row>
          <table:table-row>
            <table:table-cell table:style-name="Table1.A1" office:value-type="string">
              <text:p text:style-name="P60">autocomplete</text:p>
            </table:table-cell>
            <table:table-cell table:style-name="Table1.B1" office:value-type="string">
              <text:p text:style-name="P59"><text:span text:style-name="T50">o</text:span>n off </text:p>
            </table:table-cell>
          </table:table-row>
          <table:table-row>
            <table:table-cell table:style-name="Table1.A1" office:value-type="string">
              <text:p text:style-name="P60">autofocus</text:p>
            </table:table-cell>
            <table:table-cell table:style-name="Table1.B1" office:value-type="string">
              <text:p text:style-name="P62">No value</text:p>
            </table:table-cell>
          </table:table-row>
          <table:table-row>
            <table:table-cell table:style-name="Table1.A1" office:value-type="string">
              <text:p text:style-name="P60">checked</text:p>
            </table:table-cell>
            <table:table-cell table:style-name="Table1.B1" office:value-type="string">
              <text:p text:style-name="P61">for <text:span text:style-name="T34">type="checkbox</text:span>" or <text:s text:c="2"/></text:p>
              <text:p text:style-name="P61"><text:s text:c="6"/><text:span text:style-name="T34">type="radio"</text:span> </text:p>
            </table:table-cell>
          </table:table-row>
          <table:table-row>
            <table:table-cell table:style-name="Table1.A1" office:value-type="string">
              <text:p text:style-name="P60">disabled</text:p>
            </table:table-cell>
            <table:table-cell table:style-name="Table1.B1" office:value-type="string">
              <text:p text:style-name="P62">No value</text:p>
            </table:table-cell>
          </table:table-row>
          <table:table-row>
            <table:table-cell table:style-name="Table1.A1" office:value-type="string">
              <text:p text:style-name="P60">form</text:p>
            </table:table-cell>
            <table:table-cell table:style-name="Table1.B1" office:value-type="string">
              <text:p text:style-name="P61">Specifies one or more forms the <text:span text:style-name="T34">&lt;input&gt;</text:span> element belongs</text:p>
            </table:table-cell>
          </table:table-row>
          <table:table-row>
            <table:table-cell table:style-name="Table1.A1" office:value-type="string">
              <text:p text:style-name="P60">formaction</text:p>
            </table:table-cell>
            <table:table-cell table:style-name="Table1.B1" office:value-type="string">
              <text:p text:style-name="P61">the URL of the file that will process the input control when the form is submitted </text:p>
            </table:table-cell>
          </table:table-row>
          <table:table-row>
            <table:table-cell table:style-name="Table1.A1" office:value-type="string">
              <text:p text:style-name="P60">height/width</text:p>
            </table:table-cell>
            <table:table-cell table:style-name="Table1.B1" office:value-type="string">
              <text:p text:style-name="P61"/>
            </table:table-cell>
          </table:table-row>
          <table:table-row>
            <table:table-cell table:style-name="Table1.A1" office:value-type="string">
              <text:p text:style-name="P60">size</text:p>
            </table:table-cell>
            <table:table-cell table:style-name="Table1.B1" office:value-type="string">
              <text:p text:style-name="P61">width, in characters </text:p>
            </table:table-cell>
          </table:table-row>
          <table:table-row>
            <table:table-cell table:style-name="Table1.A1" office:value-type="string">
              <text:p text:style-name="P60">max/min</text:p>
            </table:table-cell>
            <table:table-cell table:style-name="Table1.B1" office:value-type="string">
              <text:p text:style-name="P61"><text:span text:style-name="T50">m</text:span>ax <text:span text:style-name="T50">or min</text:span> value for an elem</text:p>
            </table:table-cell>
          </table:table-row>
          <table:table-row>
            <table:table-cell table:style-name="Table1.A1" office:value-type="string">
              <text:p text:style-name="P60">maxlength</text:p>
            </table:table-cell>
            <table:table-cell table:style-name="Table1.B1" office:value-type="string">
              <text:p text:style-name="P61">maximum number of characters allowed </text:p>
            </table:table-cell>
          </table:table-row>
          <table:table-row>
            <table:table-cell table:style-name="Table1.A1" office:value-type="string">
              <text:p text:style-name="P60">multiple</text:p>
            </table:table-cell>
            <table:table-cell table:style-name="Table1.B1" office:value-type="string">
              <text:p text:style-name="P61">a user can enter more than one value </text:p>
            </table:table-cell>
          </table:table-row>
          <table:table-row>
            <table:table-cell table:style-name="Table1.A1" office:value-type="string">
              <text:p text:style-name="P60">name</text:p>
            </table:table-cell>
            <table:table-cell table:style-name="Table1.B1" office:value-type="string">
              <text:p text:style-name="P72">to reference that particular element<text:span text:style-name="T74"> </text:span></text:p>
              <text:p text:style-name="P72"><text:span text:style-name="T74">t</text:span>he element’s <text:s/>name property is sent along with any value of the form element, <text:span text:style-name="T8">so that the server knows what the value relates to</text:span></text:p>
            </table:table-cell>
          </table:table-row>
          <table:table-row>
            <table:table-cell table:style-name="Table1.A1" office:value-type="string">
              <text:p text:style-name="P60">readonly</text:p>
            </table:table-cell>
            <table:table-cell table:style-name="Table1.B1" office:value-type="string">
              <text:p text:style-name="P61"/>
            </table:table-cell>
          </table:table-row>
          <table:table-row>
            <table:table-cell table:style-name="Table1.A1" office:value-type="string">
              <text:p text:style-name="P60">required</text:p>
            </table:table-cell>
            <table:table-cell table:style-name="Table1.B1" office:value-type="string">
              <text:p text:style-name="P61"/>
            </table:table-cell>
          </table:table-row>
          <table:table-row>
            <table:table-cell table:style-name="Table1.A1" office:value-type="string">
              <text:p text:style-name="P60">src</text:p>
            </table:table-cell>
            <table:table-cell table:style-name="Table1.B1" office:value-type="string">
              <text:p text:style-name="P61">URL of the image </text:p>
              <text:p text:style-name="P61">to use as a submit button </text:p>
            </table:table-cell>
          </table:table-row>
          <table:table-row>
            <table:table-cell table:style-name="Table1.A1" office:value-type="string">
              <text:p text:style-name="P60">type</text:p>
            </table:table-cell>
            <table:table-cell table:style-name="Table1.B1" office:value-type="string">
              <text:p text:style-name="P32"><text:span text:style-name="T57">b</text:span>utton, checkbox, color, date, <text:span text:style-name="T58"><text:s text:c="2"/></text:span>datetime,<text:span text:style-name="T58"> </text:span>email,<text:span text:style-name="T58"> hidden,</text:span> datetime-local, <text:s/>file, <text:span text:style-name="T58"><text:s text:c="2"/></text:span>image, <text:span text:style-name="T58"><text:s text:c="3"/></text:span>month,<text:span text:style-name="T58"> </text:span><text:s/>number, password, radio, range, <text:span text:style-name="T58"><text:s/></text:span>reset, <text:span text:style-name="T58"><text:s text:c="3"/>week,</text:span> submit, search,<text:span text:style-name="T58"> <text:s text:c="2"/></text:span>text, time, <text:span text:style-name="T58"><text:s text:c="2"/></text:span>url, <text:span text:style-name="T58"><text:s text:c="5"/>tel</text:span></text:p>
            </table:table-cell>
          </table:table-row>
          <table:table-row>
            <table:table-cell table:style-name="Table1.A1" office:value-type="string">
              <text:p text:style-name="P60">value</text:p>
            </table:table-cell>
            <table:table-cell table:style-name="Table1.B1" office:value-type="string">
              <text:p text:style-name="P66">to put text inside the text box.</text:p>
            </table:table-cell>
          </table:table-row>
        </table:table>
        <text:p text:style-name="P5"/>
        <text:h text:style-name="P114" text:outline-level="2"><text:bookmark-start text:name="__RefHeading___Toc10546_1766262121"/><text:soft-page-break/>The name property<text:bookmark-end text:name="__RefHeading___Toc10546_1766262121"/></text:h>
        <text:p text:style-name="P76">the element’s <text:s/>name property is sent along with any value of the form element, <text:span text:style-name="T8">so that the server knows what the value relates to.</text:span></text:p>
        <table:table table:name="Table31" table:style-name="Table31">
          <table:table-column table:style-name="Table31.A"/>
          <table:table-row>
            <table:table-cell table:style-name="Table31.A1" office:value-type="string">
              <text:p text:style-name="P41"><text:span text:style-name="T64">&lt;input type='text' </text:span><text:span text:style-name="T25">name='</text:span><text:span text:style-name="T26">fo</text:span><text:span text:style-name="T25">'</text:span><text:span text:style-name="T64"> value='</text:span><text:span text:style-name="T66">ba</text:span><text:span text:style-name="T64">'</text:span><text:span text:style-name="T65">&gt;</text:span></text:p>
            </table:table-cell>
          </table:table-row>
        </table:table>
        <text:h text:style-name="P118" text:outline-level="3"><text:bookmark-start text:name="__RefHeading___Toc10548_1766262121"/>The Hidden Text Box<text:bookmark-end text:name="__RefHeading___Toc10548_1766262121"/></text:h>
        <text:p text:style-name="P29">&lt;input type="hidden" name="hidden el" /&gt;</text:p>
        <text:p text:style-name="P73">useful to keep a record of what was entered in previous pages</text:p>
        <text:h text:style-name="P122" text:outline-level="4"><text:bookmark-start text:name="__RefHeading___Toc10550_1766262121"/>Authenticity token<text:bookmark-end text:name="__RefHeading___Toc10550_1766262121"/></text:h>
        <table:table table:name="Table28" table:style-name="Table28">
          <table:table-column table:style-name="Table28.A"/>
          <table:table-row>
            <table:table-cell table:style-name="Table28.A1" office:value-type="string">
              <text:p text:style-name="P40">&lt;input type="hidden"</text:p>
              <text:p text:style-name="P55"><text:span text:style-name="T61"><text:s text:c="7"/></text:span><text:s/>name="<text:span text:style-name="T23">authenticity_token</text:span>"</text:p>
              <text:p text:style-name="P39">value="&lt;%=<text:span text:style-name="T23">form_authenticity_token</text:span>%&gt;"&gt;</text:p>
            </table:table-cell>
          </table:table-row>
        </table:table>
        <text:p text:style-name="P73">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73"><text:span text:style-name="T19">In order to do so, it generates an </text:span><text:a xlink:type="simple" xlink:href="http://guides.rubyonrails.org/security.html#cross-site-request-forgery-csrf" office:target-frame-name="_blank" xlink:show="new" text:style-name="Internet_20_link" text:visited-style-name="Visited_20_Internet_20_Link"><text:span text:style-name="T19">"authenticity token"</text:span></text:a><text:span text:style-name="T19"> which looks like gibberish but helps Rails match the form with your session and the application</text:span></text:p>
        <text:h text:style-name="P118" text:outline-level="3"><text:bookmark-start text:name="__RefHeading___Toc10552_1766262121"/>the textarea element<text:bookmark-end text:name="__RefHeading___Toc10552_1766262121"/></text:h>
        <text:p text:style-name="P7">it acts very much like the text box element, but it allows <text:span text:style-name="T23">multi-line input</text:span> of text</text:p>
        <text:p text:style-name="P11"><text:span text:style-name="T47"><text:s/>it has its own tag: </text:span><text:span text:style-name="T43">&lt;textarea&gt;</text:span><text:span text:style-name="T47">, and </text:span>it creates an <text:s/><text:span text:style-name="T40">HTMLTextAreaElement</text:span> object. It also has two additional attributes: <text:s/><text:span text:style-name="T35">cols</text:span> and <text:s/><text:span text:style-name="T35">rows</text:span> .</text:p>
        <text:p text:style-name="P11">The <text:s/><text:span text:style-name="T35">cols</text:span> attribute defines how many characters wide the text area will be, and the <text:s/><text:span text:style-name="T35">rows</text:span> attribute defines how many character rows there will be. </text:p>
        <table:table table:name="Table29" table:style-name="Table29">
          <table:table-column table:style-name="Table29.A"/>
          <table:table-row>
            <table:table-cell table:style-name="Table29.A1" office:value-type="string">
              <text:p text:style-name="P8"><text:span text:style-name="T23">&lt;textarea</text:span> name="myTextArea" cols="40" rows="20"&gt;<text:tab/>Hello World</text:p>
              <text:p text:style-name="P8"><text:tab/><text:tab/>Line 2 <text:span text:style-name="T23">&lt;/textarea&gt;</text:span></text:p>
            </table:table-cell>
          </table:table-row>
        </table:table>
        <text:p text:style-name="P9">is 40 characters wide by 20 rows deep with initial text <text:s/>Hello World on the first line and <text:s/>Line 2 on the second line.</text:p>
        <text:h text:style-name="P118" text:outline-level="3"><text:bookmark-start text:name="__RefHeading___Toc2409_1726950752"/>The password Text Box<text:bookmark-end text:name="__RefHeading___Toc2409_1726950752"/></text:h>
        <text:p text:style-name="P40">&lt;input name="pswd" type="password" /&gt;</text:p>
        <text:p text:style-name="P73">The only real purpose <text:span text:style-name="T46">is</text:span> to have the password characters hidden, <text:span text:style-name="T46">h</text:span>owever, this protection is visual only. <text:span text:style-name="T23">When sent to the server, the text is sent as plaintext.</text:span></text:p>
        <text:h text:style-name="P118"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40">&lt;select name="theDay" size="<text:span text:style-name="T49">2</text:span>"&gt;</text:p>
              <text:p text:style-name="P40"><text:s/>&lt;option value="0" selected="selected"&gt;Monday&lt;/option&gt;</text:p>
              <text:p text:style-name="P40"><text:s/>&lt;option value="1"&gt;Tuesday&lt;/option&gt;</text:p>
              <text:p text:style-name="P24">&lt;/select&gt;</text:p>
            </table:table-cell>
          </table:table-row>
        </table:table>
        <text:p text:style-name="P11"><text:span text:style-name="T76">If you want this to be a drop-down list, you just need to change the <text:s/>size attribute in the <text:s/></text:span><text:span text:style-name="T39">&lt;select&gt; </text:span><text:span text:style-name="T76">element to </text:span><text:span text:style-name="T39"><text:s/>1</text:span><text:span text:style-name="T76">.</text:span></text:p>
        <text:h text:style-name="P118" text:outline-level="3"><text:bookmark-start text:name="__RefHeading___Toc17373_3170278301"/>Checkbox/Radio <text:span text:style-name="T51">buttons</text:span><text:bookmark-end text:name="__RefHeading___Toc17373_3170278301"/></text:h>
        <table:table table:name="Table33" table:style-name="Table33">
          <table:table-column table:style-name="Table33.A"/>
          <table:table-row>
            <table:table-cell table:style-name="Table33.A1" office:value-type="string">
              <text:p text:style-name="P44">&lt;input type="radio" name="<text:span text:style-name="T48">uoo</text:span>"</text:p>
              <text:p text:style-name="P35"><text:s/><text:span text:style-name="T23">checked</text:span>="checked" value="<text:span text:style-name="T48">uo</text:span>" /&gt;</text:p>
            </table:table-cell>
          </table:table-row>
        </table:table>
        <text:p text:style-name="P73">To create a group of radio buttons, you simply give each radio button the same <text:s/>name. </text:p>
        <text:p text:style-name="Text_20_body"><text:bookmark-start text:name="__RefHeading___Toc1581_3095667597"/><text:span text:style-name="T23">Only one</text:span> of the radio buttons in the group can be checked<text:bookmark-end text:name="__RefHeading___Toc1581_3095667597"/></text:p>
        <text:h text:style-name="P111"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32">&lt;<text:span text:style-name="T23">label for</text:span>="<text:span text:style-name="T23">male</text:span>"&gt;Male&lt;/label&gt;</text:p>
              <text:p text:style-name="P32"><text:s text:c="2"/>&lt;input type="radio" name="gender"</text:p>
              <text:p text:style-name="P33"><text:s/><text:span text:style-name="T23">id</text:span>="<text:span text:style-name="T23">male</text:span>" value="male"&gt;</text:p>
            </table:table-cell>
          </table:table-row>
        </table:table>
        <text:p text:style-name="P5">defines a label for an <text:span text:style-name="T34">&lt;input&gt;</text:span> element</text:p>
        <text:p text:style-name="P65"><text:span text:style-name="T69">It </text:span>does not render as anything special for the user. However, it provides a usability improvement for mouse users, because if the user clicks on the text within the <text:span text:style-name="T34">&lt;label&gt;</text:span> element, it toggles the control.</text:p>
        <table:table table:name="Table10" table:style-name="Table10">
          <table:table-column table:style-name="Table10.A"/>
          <table:table-row>
            <table:table-cell table:style-name="Table10.A1" office:value-type="string">
              <text:p text:style-name="P65"><text:span text:style-name="T70">⚠</text:span> The <text:span text:style-name="T40">for</text:span> attribute of the <text:span text:style-name="T34">&lt;label&gt;</text:span> tag should be equal to the<text:span text:style-name="T34"> </text:span><text:span text:style-name="T40">id</text:span> attribute of the related element to bind them together.</text:p>
            </table:table-cell>
          </table:table-row>
        </table:table>
        <text:h text:style-name="P119" text:outline-level="3"><text:bookmark-start text:name="__RefHeading__8156_1164770085"/>Submit and Reset<text:bookmark-end text:name="__RefHeading__8156_1164770085"/></text:h>
        <text:p text:style-name="P6">When the submit button is clicked, the form data gets sent to the server automatically, without the need for any script.</text:p>
        <text:p text:style-name="P6">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3">&lt;button type='submit' class='btn'&gt;vote<text:span text:style-name="T53"> already</text:span>!&lt;/button&gt;</text:p>
            </table:table-cell>
          </table:table-row>
          <table:table-row>
            <table:table-cell table:style-name="Table11.A2" office:value-type="string">
              <text:p text:style-name="P54"><text:span text:style-name="T59">&lt;input type='submit' </text:span><text:span text:style-name="T29">value</text:span><text:span text:style-name="T59">='</text:span><text:span text:style-name="T60">send it</text:span><text:span text:style-name="T59">'&gt;</text:span></text:p>
            </table:table-cell>
          </table:table-row>
        </table:table>
        <text:h text:style-name="P119"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ac801a"/>
    </style:style>
    <style:style style:name="MT2"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text:span text:style-name="MT1">2</text:span>.<text:span text:style-name="MT2">97 <text:s text:c="3"/>print2 <text:s text:c="6"/></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9-19T11:22:03.190419000</dc:date>
    <meta:editing-duration>P2DT14H15M43S</meta:editing-duration>
    <meta:editing-cycles>179</meta:editing-cycles>
    <meta:generator>LibreOffice/5.4.1.2$Linux_X86_64 LibreOffice_project/40m0$Build-2</meta:generator>
    <meta:print-date>2017-06-03T10:03:53.192659773</meta:print-date>
    <meta:document-statistic meta:table-count="36" meta:image-count="0" meta:object-count="0" meta:page-count="8" meta:paragraph-count="343" meta:word-count="1734" meta:character-count="11511" meta:non-whitespace-character-count="9808"/>
  </office:meta>
</office:document-meta>
</file>